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dding_fibb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Amount $</text:p>
          </table:table-cell>
          <table:table-cell office:value-type="string" calcext:value-type="string">
            <text:p>Amount BTC</text:p>
          </table:table-cell>
          <table:table-cell office:value-type="string" calcext:value-type="string">
            <text:p>Sum $</text:p>
          </table:table-cell>
          <table:table-cell office:value-type="string" calcext:value-type="string">
            <text:p>Sum BTC</text:p>
          </table:table-cell>
          <table:table-cell office:value-type="string" calcext:value-type="string">
            <text:p>Value $</text:p>
          </table:table-cell>
          <table:table-cell office:value-type="string" calcext:value-type="string">
            <text:p>Value Ratio</text:p>
          </table:table-cell>
          <table:table-cell/>
          <table:table-cell table:style-name="ce3" office:value-type="string" calcext:value-type="string">
            <text:p>drop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currency" office:currency="USD" office:value="300" calcext:value-type="currency">
            <text:p>$300.0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B2]/[.A2]" office:value-type="float" office:value="0.0166666666666667" calcext:value-type="float">
            <text:p>0.0166666667</text:p>
          </table:table-cell>
          <table:table-cell table:formula="of:=SUM([.B2])" office:value-type="currency" office:currency="USD" office:value="5" calcext:value-type="currency">
            <text:p>$5.00</text:p>
          </table:table-cell>
          <table:table-cell table:formula="of:=[.C2]" office:value-type="float" office:value="0.0166666666666667" calcext:value-type="float">
            <text:p>0.0166666667</text:p>
          </table:table-cell>
          <table:table-cell table:formula="of:=[.A2]*[.E2]" office:value-type="currency" office:currency="USD" office:value="5" calcext:value-type="currency">
            <text:p>$5.00</text:p>
          </table:table-cell>
          <table:table-cell table:formula="of:=[.F2]/[.D2]" office:value-type="percentage" office:value="1" calcext:value-type="percentage">
            <text:p>100.00%</text:p>
          </table:table-cell>
          <table:table-cell/>
          <table:table-cell table:style-name="ce3" office:value-type="string" calcext:value-type="string">
            <text:p>multi</text:p>
          </table:table-cell>
          <table:table-cell office:value-type="string" calcext:value-type="string">
            <text:p>fibonacci serie</text:p>
          </table:table-cell>
        </table:table-row>
        <table:table-row table:style-name="ro1">
          <table:table-cell table:formula="of:=[.A2]/(1 + ([.J$1]/100))" office:value-type="currency" office:currency="USD" office:value="295.566502463054" calcext:value-type="currency">
            <text:p>$295.57</text:p>
          </table:table-cell>
          <table:table-cell table:formula="of:=[.B2]" office:value-type="currency" office:currency="USD" office:value="5" calcext:value-type="currency">
            <text:p>$5.00</text:p>
          </table:table-cell>
          <table:table-cell table:formula="of:=[.B3]/[.A3]" office:value-type="float" office:value="0.0169166666666667" calcext:value-type="float">
            <text:p>0.0169166667</text:p>
          </table:table-cell>
          <table:table-cell table:formula="of:=SUM([.B$2:.B3])" office:value-type="currency" office:currency="USD" office:value="10" calcext:value-type="currency">
            <text:p>$10.00</text:p>
          </table:table-cell>
          <table:table-cell table:formula="of:=SUM([.C$2:.C3])" office:value-type="float" office:value="0.0335833333333333" calcext:value-type="float">
            <text:p>0.0335833333</text:p>
          </table:table-cell>
          <table:table-cell table:formula="of:=[.A3]*[.E3]" office:value-type="currency" office:currency="USD" office:value="9.92610837438424" calcext:value-type="currency">
            <text:p>$9.93</text:p>
          </table:table-cell>
          <table:table-cell table:formula="of:=[.F3]/[.D3]" office:value-type="percentage" office:value="0.992610837438424" calcext:value-type="percentage">
            <text:p>99.26%</text:p>
          </table:table-cell>
          <table:table-cell table:number-columns-repeated="3"/>
        </table:table-row>
        <table:table-row table:style-name="ro1">
          <table:table-cell table:formula="of:=[.A3]/(1 + ([.J$1]/100))" office:value-type="currency" office:currency="USD" office:value="291.198524594142" calcext:value-type="currency">
            <text:p>$291.20</text:p>
          </table:table-cell>
          <table:table-cell table:formula="of:=[.B3]+[.B2]" office:value-type="currency" office:currency="USD" office:value="10" calcext:value-type="currency">
            <text:p>$10.00</text:p>
          </table:table-cell>
          <table:table-cell table:formula="of:=[.B4]/[.A4]" office:value-type="float" office:value="0.0343408333333333" calcext:value-type="float">
            <text:p>0.0343408333</text:p>
          </table:table-cell>
          <table:table-cell table:formula="of:=SUM([.B$2:.B4])" office:value-type="currency" office:currency="USD" office:value="20" calcext:value-type="currency">
            <text:p>$20.00</text:p>
          </table:table-cell>
          <table:table-cell table:formula="of:=SUM([.C$2:.C4])" office:value-type="float" office:value="0.0679241666666666" calcext:value-type="float">
            <text:p>0.0679241667</text:p>
          </table:table-cell>
          <table:table-cell table:formula="of:=[.A4]*[.E4]" office:value-type="currency" office:currency="USD" office:value="19.7794171176199" calcext:value-type="currency">
            <text:p>$19.78</text:p>
          </table:table-cell>
          <table:table-cell table:formula="of:=[.F4]/[.D4]" office:value-type="percentage" office:value="0.988970855880997" calcext:value-type="percentage">
            <text:p>98.90%</text:p>
          </table:table-cell>
          <table:table-cell table:number-columns-repeated="3"/>
        </table:table-row>
        <table:table-row table:style-name="ro1">
          <table:table-cell table:formula="of:=[.A4]/(1 + ([.J$1]/100))" office:value-type="currency" office:currency="USD" office:value="286.895098122308" calcext:value-type="currency">
            <text:p>$286.90</text:p>
          </table:table-cell>
          <table:table-cell table:formula="of:=[.B4]+[.B3]" office:value-type="currency" office:currency="USD" office:value="15" calcext:value-type="currency">
            <text:p>$15.00</text:p>
          </table:table-cell>
          <table:table-cell table:formula="of:=[.B5]/[.A5]" office:value-type="float" office:value="0.05228391875" calcext:value-type="float">
            <text:p>0.0522839188</text:p>
          </table:table-cell>
          <table:table-cell table:formula="of:=SUM([.B$2:.B5])" office:value-type="currency" office:currency="USD" office:value="35" calcext:value-type="currency">
            <text:p>$35.00</text:p>
          </table:table-cell>
          <table:table-cell table:formula="of:=SUM([.C$2:.C5])" office:value-type="float" office:value="0.120208085416667" calcext:value-type="float">
            <text:p>0.1202080854</text:p>
          </table:table-cell>
          <table:table-cell table:formula="of:=[.A5]*[.E5]" office:value-type="currency" office:currency="USD" office:value="34.4871104607093" calcext:value-type="currency">
            <text:p>$34.49</text:p>
          </table:table-cell>
          <table:table-cell table:formula="of:=[.F5]/[.D5]" office:value-type="percentage" office:value="0.985346013163123" calcext:value-type="percentage">
            <text:p>98.53%</text:p>
          </table:table-cell>
          <table:table-cell table:number-columns-repeated="3"/>
        </table:table-row>
        <table:table-row table:style-name="ro1">
          <table:table-cell table:formula="of:=[.A5]/(1 + ([.J$1]/100))" office:value-type="currency" office:currency="USD" office:value="282.655269086017" calcext:value-type="currency">
            <text:p>$282.66</text:p>
          </table:table-cell>
          <table:table-cell table:formula="of:=[.B5]+[.B4]" office:value-type="currency" office:currency="USD" office:value="25" calcext:value-type="currency">
            <text:p>$25.00</text:p>
          </table:table-cell>
          <table:table-cell table:formula="of:=[.B6]/[.A6]" office:value-type="float" office:value="0.0884469625520833" calcext:value-type="float">
            <text:p>0.0884469626</text:p>
          </table:table-cell>
          <table:table-cell table:formula="of:=SUM([.B$2:.B6])" office:value-type="currency" office:currency="USD" office:value="60" calcext:value-type="currency">
            <text:p>$60.00</text:p>
          </table:table-cell>
          <table:table-cell table:formula="of:=SUM([.C$2:.C6])" office:value-type="float" office:value="0.20865504796875" calcext:value-type="float">
            <text:p>0.208655048</text:p>
          </table:table-cell>
          <table:table-cell table:formula="of:=[.A6]*[.E6]" office:value-type="currency" office:currency="USD" office:value="58.9774487297629" calcext:value-type="currency">
            <text:p>$58.98</text:p>
          </table:table-cell>
          <table:table-cell table:formula="of:=[.F6]/[.D6]" office:value-type="percentage" office:value="0.982957478829381" calcext:value-type="percentage">
            <text:p>98.30%</text:p>
          </table:table-cell>
          <table:table-cell table:number-columns-repeated="3"/>
        </table:table-row>
        <table:table-row table:style-name="ro1">
          <table:table-cell table:formula="of:=[.A6]/(1 + ([.J$1]/100))" office:value-type="currency" office:currency="USD" office:value="278.478097621692" calcext:value-type="currency">
            <text:p>$278.48</text:p>
          </table:table-cell>
          <table:table-cell table:formula="of:=[.B6]+[.B5]" office:value-type="currency" office:currency="USD" office:value="40" calcext:value-type="currency">
            <text:p>$40.00</text:p>
          </table:table-cell>
          <table:table-cell table:formula="of:=[.B7]/[.A7]" office:value-type="float" office:value="0.143637867184583" calcext:value-type="float">
            <text:p>0.1436378672</text:p>
          </table:table-cell>
          <table:table-cell table:formula="of:=SUM([.B$2:.B7])" office:value-type="currency" office:currency="USD" office:value="100" calcext:value-type="currency">
            <text:p>$100.00</text:p>
          </table:table-cell>
          <table:table-cell table:formula="of:=SUM([.C$2:.C7])" office:value-type="float" office:value="0.352292915153333" calcext:value-type="float">
            <text:p>0.3522929152</text:p>
          </table:table-cell>
          <table:table-cell table:formula="of:=[.A7]*[.E7]" office:value-type="currency" office:currency="USD" office:value="98.1058608175004" calcext:value-type="currency">
            <text:p>$98.11</text:p>
          </table:table-cell>
          <table:table-cell table:formula="of:=[.F7]/[.D7]" office:value-type="percentage" office:value="0.981058608175004" calcext:value-type="percentage">
            <text:p>98.11%</text:p>
          </table:table-cell>
          <table:table-cell table:number-columns-repeated="3"/>
        </table:table-row>
        <table:table-row table:style-name="ro1">
          <table:table-cell table:formula="of:=[.A7]/(1 + ([.J$1]/100))" office:value-type="currency" office:currency="USD" office:value="274.362657755362" calcext:value-type="currency">
            <text:p>$274.36</text:p>
          </table:table-cell>
          <table:table-cell table:formula="of:=[.B7]+[.B6]" office:value-type="currency" office:currency="USD" office:value="65" calcext:value-type="currency">
            <text:p>$65.00</text:p>
          </table:table-cell>
          <table:table-cell table:formula="of:=[.B8]/[.A8]" office:value-type="float" office:value="0.236912707187572" calcext:value-type="float">
            <text:p>0.2369127072</text:p>
          </table:table-cell>
          <table:table-cell table:formula="of:=SUM([.B$2:.B8])" office:value-type="currency" office:currency="USD" office:value="165" calcext:value-type="currency">
            <text:p>$165.00</text:p>
          </table:table-cell>
          <table:table-cell table:formula="of:=SUM([.C$2:.C8])" office:value-type="float" office:value="0.589205622340905" calcext:value-type="float">
            <text:p>0.5892056223</text:p>
          </table:table-cell>
          <table:table-cell table:formula="of:=[.A8]*[.E8]" office:value-type="currency" office:currency="USD" office:value="161.656020509853" calcext:value-type="currency">
            <text:p>$161.66</text:p>
          </table:table-cell>
          <table:table-cell table:formula="of:=[.F8]/[.D8]" office:value-type="percentage" office:value="0.97973345763547" calcext:value-type="percentage">
            <text:p>97.97%</text:p>
          </table:table-cell>
          <table:table-cell table:number-columns-repeated="3"/>
        </table:table-row>
        <table:table-row table:style-name="ro1">
          <table:table-cell table:formula="of:=[.A8]/(1 + ([.J$1]/100))" office:value-type="currency" office:currency="USD" office:value="270.308037197401" calcext:value-type="currency">
            <text:p>$270.31</text:p>
          </table:table-cell>
          <table:table-cell table:formula="of:=[.B8]+[.B7]" office:value-type="currency" office:currency="USD" office:value="105" calcext:value-type="currency">
            <text:p>$105.00</text:p>
          </table:table-cell>
          <table:table-cell table:formula="of:=[.B9]/[.A9]" office:value-type="float" office:value="0.388445719515623" calcext:value-type="float">
            <text:p>0.3884457195</text:p>
          </table:table-cell>
          <table:table-cell table:formula="of:=SUM([.B$2:.B9])" office:value-type="currency" office:currency="USD" office:value="270" calcext:value-type="currency">
            <text:p>$270.00</text:p>
          </table:table-cell>
          <table:table-cell table:formula="of:=SUM([.C$2:.C9])" office:value-type="float" office:value="0.977651341856528" calcext:value-type="float">
            <text:p>0.9776513419</text:p>
          </table:table-cell>
          <table:table-cell table:formula="of:=[.A9]*[.E9]" office:value-type="currency" office:currency="USD" office:value="264.267015280643" calcext:value-type="currency">
            <text:p>$264.27</text:p>
          </table:table-cell>
          <table:table-cell table:formula="of:=[.F9]/[.D9]" office:value-type="percentage" office:value="0.97876672326164" calcext:value-type="percentage">
            <text:p>97.88%</text:p>
          </table:table-cell>
          <table:table-cell table:number-columns-repeated="3"/>
        </table:table-row>
        <table:table-row table:style-name="ro1">
          <table:table-cell table:formula="of:=[.A9]/(1 + ([.J$1]/100))" office:value-type="currency" office:currency="USD" office:value="266.313337140296" calcext:value-type="currency">
            <text:p>$266.31</text:p>
          </table:table-cell>
          <table:table-cell table:formula="of:=[.B9]+[.B8]" office:value-type="currency" office:currency="USD" office:value="170" calcext:value-type="currency">
            <text:p>$170.00</text:p>
          </table:table-cell>
          <table:table-cell table:formula="of:=[.B10]/[.A10]" office:value-type="float" office:value="0.638345799070673" calcext:value-type="float">
            <text:p>0.6383457991</text:p>
          </table:table-cell>
          <table:table-cell table:formula="of:=SUM([.B$2:.B10])" office:value-type="currency" office:currency="USD" office:value="440" calcext:value-type="currency">
            <text:p>$440.00</text:p>
          </table:table-cell>
          <table:table-cell table:formula="of:=SUM([.C$2:.C10])" office:value-type="float" office:value="1.6159971409272" calcext:value-type="float">
            <text:p>1.6159971409</text:p>
          </table:table-cell>
          <table:table-cell table:formula="of:=[.A10]*[.E10]" office:value-type="currency" office:currency="USD" office:value="430.361591409501" calcext:value-type="currency">
            <text:p>$430.36</text:p>
          </table:table-cell>
          <table:table-cell table:formula="of:=[.F10]/[.D10]" office:value-type="percentage" office:value="0.978094525930683" calcext:value-type="percentage">
            <text:p>97.81%</text:p>
          </table:table-cell>
          <table:table-cell table:number-columns-repeated="3"/>
        </table:table-row>
        <table:table-row table:style-name="ro1">
          <table:table-cell table:formula="of:=[.A10]/(1 + ([.J$1]/100))" office:value-type="currency" office:currency="USD" office:value="262.377672059405" calcext:value-type="currency">
            <text:p>$262.38</text:p>
          </table:table-cell>
          <table:table-cell table:formula="of:=[.B10]+[.B9]" office:value-type="currency" office:currency="USD" office:value="275" calcext:value-type="currency">
            <text:p>$275.00</text:p>
          </table:table-cell>
          <table:table-cell table:formula="of:=[.B11]/[.A11]" office:value-type="float" office:value="1.04810747744472" calcext:value-type="float">
            <text:p>1.0481074774</text:p>
          </table:table-cell>
          <table:table-cell table:formula="of:=SUM([.B$2:.B11])" office:value-type="currency" office:currency="USD" office:value="715" calcext:value-type="currency">
            <text:p>$715.00</text:p>
          </table:table-cell>
          <table:table-cell table:formula="of:=SUM([.C$2:.C11])" office:value-type="float" office:value="2.66410461837192" calcext:value-type="float">
            <text:p>2.6641046184</text:p>
          </table:table-cell>
          <table:table-cell table:formula="of:=[.A11]*[.E11]" office:value-type="currency" office:currency="USD" office:value="699.001567891134" calcext:value-type="currency">
            <text:p>$699.00</text:p>
          </table:table-cell>
          <table:table-cell table:formula="of:=[.F11]/[.D11]" office:value-type="percentage" office:value="0.97762457047711" calcext:value-type="percentage">
            <text:p>97.76%</text:p>
          </table:table-cell>
          <table:table-cell table:number-columns-repeated="3"/>
        </table:table-row>
        <table:table-row table:style-name="ro1">
          <table:table-cell table:formula="of:=[.A11]/(1 + ([.J$1]/100))" office:value-type="currency" office:currency="USD" office:value="258.500169516655" calcext:value-type="currency">
            <text:p>$258.50</text:p>
          </table:table-cell>
          <table:table-cell table:formula="of:=[.B11]+[.B10]" office:value-type="currency" office:currency="USD" office:value="445" calcext:value-type="currency">
            <text:p>$445.00</text:p>
          </table:table-cell>
          <table:table-cell table:formula="of:=[.B12]/[.A12]" office:value-type="float" office:value="1.72146889045397" calcext:value-type="float">
            <text:p>1.7214688905</text:p>
          </table:table-cell>
          <table:table-cell table:formula="of:=SUM([.B$2:.B12])" office:value-type="currency" office:currency="USD" office:value="1160" calcext:value-type="currency">
            <text:p>$1,160.00</text:p>
          </table:table-cell>
          <table:table-cell table:formula="of:=SUM([.C$2:.C12])" office:value-type="float" office:value="4.38557350882589" calcext:value-type="float">
            <text:p>4.3855735088</text:p>
          </table:table-cell>
          <table:table-cell table:formula="of:=[.A12]*[.E12]" office:value-type="currency" office:currency="USD" office:value="1133.67149545924" calcext:value-type="currency">
            <text:p>$1,133.67</text:p>
          </table:table-cell>
          <table:table-cell table:formula="of:=[.F12]/[.D12]" office:value-type="percentage" office:value="0.977303013326935" calcext:value-type="percentage">
            <text:p>97.73%</text:p>
          </table:table-cell>
          <table:table-cell table:number-columns-repeated="3"/>
        </table:table-row>
        <table:table-row table:style-name="ro1">
          <table:table-cell table:formula="of:=[.A12]/(1 + ([.J$1]/100))" office:value-type="currency" office:currency="USD" office:value="254.679969967148" calcext:value-type="currency">
            <text:p>$254.68</text:p>
          </table:table-cell>
          <table:table-cell table:formula="of:=[.B12]+[.B11]" office:value-type="currency" office:currency="USD" office:value="720" calcext:value-type="currency">
            <text:p>$720.00</text:p>
          </table:table-cell>
          <table:table-cell table:formula="of:=[.B13]/[.A13]" office:value-type="float" office:value="2.82707744976126" calcext:value-type="float">
            <text:p>2.8270774498</text:p>
          </table:table-cell>
          <table:table-cell table:formula="of:=SUM([.B$2:.B13])" office:value-type="currency" office:currency="USD" office:value="1880" calcext:value-type="currency">
            <text:p>$1,880.00</text:p>
          </table:table-cell>
          <table:table-cell table:formula="of:=SUM([.C$2:.C13])" office:value-type="float" office:value="7.21265095858715" calcext:value-type="float">
            <text:p>7.2126509586</text:p>
          </table:table-cell>
          <table:table-cell table:formula="of:=[.A13]*[.E13]" office:value-type="currency" office:currency="USD" office:value="1836.9177295165" calcext:value-type="currency">
            <text:p>$1,836.92</text:p>
          </table:table-cell>
          <table:table-cell table:formula="of:=[.F13]/[.D13]" office:value-type="percentage" office:value="0.977083898678988" calcext:value-type="percentage">
            <text:p>97.71%</text:p>
          </table:table-cell>
          <table:table-cell table:number-columns-repeated="3"/>
        </table:table-row>
        <table:table-row table:style-name="ro1">
          <table:table-cell table:formula="of:=[.A13]/(1 + ([.J$1]/100))" office:value-type="currency" office:currency="USD" office:value="250.916226568619" calcext:value-type="currency">
            <text:p>$250.92</text:p>
          </table:table-cell>
          <table:table-cell table:formula="of:=[.B13]+[.B12]" office:value-type="currency" office:currency="USD" office:value="1165" calcext:value-type="currency">
            <text:p>$1,165.00</text:p>
          </table:table-cell>
          <table:table-cell table:formula="of:=[.B14]/[.A14]" office:value-type="float" office:value="4.64298389917562" calcext:value-type="float">
            <text:p>4.6429838992</text:p>
          </table:table-cell>
          <table:table-cell table:formula="of:=SUM([.B$2:.B14])" office:value-type="currency" office:currency="USD" office:value="3045" calcext:value-type="currency">
            <text:p>$3,045.00</text:p>
          </table:table-cell>
          <table:table-cell table:formula="of:=SUM([.C$2:.C14])" office:value-type="float" office:value="11.8556348577628" calcext:value-type="float">
            <text:p>11.8556348578</text:p>
          </table:table-cell>
          <table:table-cell table:formula="of:=[.A14]*[.E14]" office:value-type="currency" office:currency="USD" office:value="2974.77116208522" calcext:value-type="currency">
            <text:p>$2,974.77</text:p>
          </table:table-cell>
          <table:table-cell table:formula="of:=[.F14]/[.D14]" office:value-type="percentage" office:value="0.976936342228315" calcext:value-type="percentage">
            <text:p>97.69%</text:p>
          </table:table-cell>
          <table:table-cell table:number-columns-repeated="3"/>
        </table:table-row>
        <table:table-row table:style-name="ro1">
          <table:table-cell table:formula="of:=[.A14]/(1 + ([.J$1]/100))" office:value-type="currency" office:currency="USD" office:value="247.208104993713" calcext:value-type="currency">
            <text:p>$247.21</text:p>
          </table:table-cell>
          <table:table-cell table:formula="of:=[.B14]+[.B13]" office:value-type="currency" office:currency="USD" office:value="1885" calcext:value-type="currency">
            <text:p>$1,885.00</text:p>
          </table:table-cell>
          <table:table-cell table:formula="of:=[.B15]/[.A15]" office:value-type="float" office:value="7.62515452334355" calcext:value-type="float">
            <text:p>7.6251545233</text:p>
          </table:table-cell>
          <table:table-cell table:formula="of:=SUM([.B$2:.B15])" office:value-type="currency" office:currency="USD" office:value="4930" calcext:value-type="currency">
            <text:p>$4,930.00</text:p>
          </table:table-cell>
          <table:table-cell table:formula="of:=SUM([.C$2:.C15])" office:value-type="float" office:value="19.4807893811063" calcext:value-type="float">
            <text:p>19.4807893811</text:p>
          </table:table-cell>
          <table:table-cell table:formula="of:=[.A15]*[.E15]" office:value-type="currency" office:currency="USD" office:value="4815.80902668495" calcext:value-type="currency">
            <text:p>$4,815.81</text:p>
          </table:table-cell>
          <table:table-cell table:formula="of:=[.F15]/[.D15]" office:value-type="percentage" office:value="0.976837530767737" calcext:value-type="percentage">
            <text:p>97.68%</text:p>
          </table:table-cell>
          <table:table-cell table:number-columns-repeated="3"/>
        </table:table-row>
        <table:table-row table:style-name="ro1">
          <table:table-cell table:formula="of:=[.A15]/(1 + ([.J$1]/100))" office:value-type="currency" office:currency="USD" office:value="243.554783245038" calcext:value-type="currency">
            <text:p>$243.55</text:p>
          </table:table-cell>
          <table:table-cell table:formula="of:=[.B15]+[.B14]" office:value-type="currency" office:currency="USD" office:value="3050" calcext:value-type="currency">
            <text:p>$3,050.00</text:p>
          </table:table-cell>
          <table:table-cell table:formula="of:=[.B16]/[.A16]" office:value-type="float" office:value="12.5228499287219" calcext:value-type="float">
            <text:p>12.5228499287</text:p>
          </table:table-cell>
          <table:table-cell table:formula="of:=SUM([.B$2:.B16])" office:value-type="currency" office:currency="USD" office:value="7980" calcext:value-type="currency">
            <text:p>$7,980.00</text:p>
          </table:table-cell>
          <table:table-cell table:formula="of:=SUM([.C$2:.C16])" office:value-type="float" office:value="32.0036393098282" calcext:value-type="float">
            <text:p>32.0036393098</text:p>
          </table:table-cell>
          <table:table-cell table:formula="of:=[.A16]*[.E16]" office:value-type="currency" office:currency="USD" office:value="7794.63943515758" calcext:value-type="currency">
            <text:p>$7,794.64</text:p>
          </table:table-cell>
          <table:table-cell table:formula="of:=[.F16]/[.D16]" office:value-type="percentage" office:value="0.976771859042303" calcext:value-type="percentage">
            <text:p>97.68%</text:p>
          </table:table-cell>
          <table:table-cell table:number-columns-repeated="3"/>
        </table:table-row>
        <table:table-row table:style-name="ro1">
          <table:table-cell table:formula="of:=[.A16]/(1 + ([.J$1]/100))" office:value-type="currency" office:currency="USD" office:value="239.955451472943" calcext:value-type="currency">
            <text:p>$239.96</text:p>
          </table:table-cell>
          <table:table-cell table:formula="of:=[.B16]+[.B15]" office:value-type="currency" office:currency="USD" office:value="4935" calcext:value-type="currency">
            <text:p>$4,935.00</text:p>
          </table:table-cell>
          <table:table-cell table:formula="of:=[.B17]/[.A17]" office:value-type="float" office:value="20.5663174964643" calcext:value-type="float">
            <text:p>20.5663174965</text:p>
          </table:table-cell>
          <table:table-cell table:formula="of:=SUM([.B$2:.B17])" office:value-type="currency" office:currency="USD" office:value="12915" calcext:value-type="currency">
            <text:p>$12,915.00</text:p>
          </table:table-cell>
          <table:table-cell table:formula="of:=SUM([.C$2:.C17])" office:value-type="float" office:value="52.5699568062926" calcext:value-type="float">
            <text:p>52.5699568063</text:p>
          </table:table-cell>
          <table:table-cell table:formula="of:=[.A17]*[.E17]" office:value-type="currency" office:currency="USD" office:value="12614.4477193671" calcext:value-type="currency">
            <text:p>$12,614.45</text:p>
          </table:table-cell>
          <table:table-cell table:formula="of:=[.F17]/[.D17]" office:value-type="percentage" office:value="0.976728433555329" calcext:value-type="percentage">
            <text:p>97.67%</text:p>
          </table:table-cell>
          <table:table-cell table:number-columns-repeated="3"/>
        </table:table-row>
        <table:table-row table:style-name="ro1">
          <table:table-cell table:formula="of:=[.A17]/(1 + ([.J$1]/100))" office:value-type="currency" office:currency="USD" office:value="236.409311796003" calcext:value-type="currency">
            <text:p>$236.41</text:p>
          </table:table-cell>
          <table:table-cell table:formula="of:=[.B17]+[.B16]" office:value-type="currency" office:currency="USD" office:value="7985" calcext:value-type="currency">
            <text:p>$7,985.00</text:p>
          </table:table-cell>
          <table:table-cell table:formula="of:=[.B18]/[.A18]" office:value-type="float" office:value="33.7761653267288" calcext:value-type="float">
            <text:p>33.7761653267</text:p>
          </table:table-cell>
          <table:table-cell table:formula="of:=SUM([.B$2:.B18])" office:value-type="currency" office:currency="USD" office:value="20900" calcext:value-type="currency">
            <text:p>$20,900.00</text:p>
          </table:table-cell>
          <table:table-cell table:formula="of:=SUM([.C$2:.C18])" office:value-type="float" office:value="86.3461221330214" calcext:value-type="float">
            <text:p>86.346122133</text:p>
          </table:table-cell>
          <table:table-cell table:formula="of:=[.A18]*[.E18]" office:value-type="currency" office:currency="USD" office:value="20413.0273097213" calcext:value-type="currency">
            <text:p>$20,413.03</text:p>
          </table:table-cell>
          <table:table-cell table:formula="of:=[.F18]/[.D18]" office:value-type="percentage" office:value="0.976699871278529" calcext:value-type="percentage">
            <text:p>97.67%</text:p>
          </table:table-cell>
          <table:table-cell table:number-columns-repeated="3"/>
        </table:table-row>
        <table:table-row table:style-name="ro1">
          <table:table-cell table:formula="of:=[.A18]/(1 + ([.J$1]/100))" office:value-type="currency" office:currency="USD" office:value="232.915578124141" calcext:value-type="currency">
            <text:p>$232.92</text:p>
          </table:table-cell>
          <table:table-cell table:formula="of:=[.B18]+[.B17]" office:value-type="currency" office:currency="USD" office:value="12920" calcext:value-type="currency">
            <text:p>$12,920.00</text:p>
          </table:table-cell>
          <table:table-cell table:formula="of:=[.B19]/[.A19]" office:value-type="float" office:value="55.4707422494248" calcext:value-type="float">
            <text:p>55.4707422494</text:p>
          </table:table-cell>
          <table:table-cell table:formula="of:=SUM([.B$2:.B19])" office:value-type="currency" office:currency="USD" office:value="33820" calcext:value-type="currency">
            <text:p>$33,820.00</text:p>
          </table:table-cell>
          <table:table-cell table:formula="of:=SUM([.C$2:.C19])" office:value-type="float" office:value="141.816864382446" calcext:value-type="float">
            <text:p>141.8168643824</text:p>
          </table:table-cell>
          <table:table-cell table:formula="of:=[.A19]*[.E19]" office:value-type="currency" office:currency="USD" office:value="33031.3569553904" calcext:value-type="currency">
            <text:p>$33,031.36</text:p>
          </table:table-cell>
          <table:table-cell table:formula="of:=[.F19]/[.D19]" office:value-type="percentage" office:value="0.9766811636721" calcext:value-type="percentage">
            <text:p>97.67%</text:p>
          </table:table-cell>
          <table:table-cell table:number-columns-repeated="3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dding_static_mul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Amount $</text:p>
          </table:table-cell>
          <table:table-cell office:value-type="string" calcext:value-type="string">
            <text:p>Amount BTC</text:p>
          </table:table-cell>
          <table:table-cell office:value-type="string" calcext:value-type="string">
            <text:p>Sum $</text:p>
          </table:table-cell>
          <table:table-cell office:value-type="string" calcext:value-type="string">
            <text:p>Sum BTC</text:p>
          </table:table-cell>
          <table:table-cell office:value-type="string" calcext:value-type="string">
            <text:p>Value $</text:p>
          </table:table-cell>
          <table:table-cell office:value-type="string" calcext:value-type="string">
            <text:p>Value Ratio</text:p>
          </table:table-cell>
          <table:table-cell/>
          <table:table-cell table:style-name="ce3" office:value-type="string" calcext:value-type="string">
            <text:p>dr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currency" office:currency="USD" office:value="300" calcext:value-type="currency">
            <text:p>$300.0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B2]/[.A2]" office:value-type="float" office:value="0.0166666666666667" calcext:value-type="float">
            <text:p>0.0166666667</text:p>
          </table:table-cell>
          <table:table-cell table:formula="of:=SUM([.B2])" office:value-type="currency" office:currency="USD" office:value="5" calcext:value-type="currency">
            <text:p>$5.00</text:p>
          </table:table-cell>
          <table:table-cell table:formula="of:=[.C2]" office:value-type="float" office:value="0.0166666666666667" calcext:value-type="float">
            <text:p>0.0166666667</text:p>
          </table:table-cell>
          <table:table-cell table:formula="of:=[.A2]*[.E2]" office:value-type="currency" office:currency="USD" office:value="5" calcext:value-type="currency">
            <text:p>$5.00</text:p>
          </table:table-cell>
          <table:table-cell table:formula="of:=[.F2]/[.D2]" office:value-type="percentage" office:value="1" calcext:value-type="percentage">
            <text:p>100.00%</text:p>
          </table:table-cell>
          <table:table-cell/>
          <table:table-cell table:style-name="ce3" office:value-type="string" calcext:value-type="string">
            <text:p>multi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formula="of:=[.A2]/(1 + ([.J$1]/100))" office:value-type="currency" office:currency="USD" office:value="297.029702970297" calcext:value-type="currency">
            <text:p>$297.03</text:p>
          </table:table-cell>
          <table:table-cell table:formula="of:=[.B2]*[.J$2]" office:value-type="currency" office:currency="USD" office:value="6.5" calcext:value-type="currency">
            <text:p>$6.50</text:p>
          </table:table-cell>
          <table:table-cell table:formula="of:=[.B3]/[.A3]" office:value-type="float" office:value="0.0218833333333333" calcext:value-type="float">
            <text:p>0.0218833333</text:p>
          </table:table-cell>
          <table:table-cell table:formula="of:=SUM([.B$2:.B3])" office:value-type="currency" office:currency="USD" office:value="11.5" calcext:value-type="currency">
            <text:p>$11.50</text:p>
          </table:table-cell>
          <table:table-cell table:formula="of:=SUM([.C$2:.C3])" office:value-type="float" office:value="0.03855" calcext:value-type="float">
            <text:p>0.03855</text:p>
          </table:table-cell>
          <table:table-cell table:formula="of:=[.A3]*[.E3]" office:value-type="currency" office:currency="USD" office:value="11.450495049505" calcext:value-type="currency">
            <text:p>$11.45</text:p>
          </table:table-cell>
          <table:table-cell table:formula="of:=[.F3]/[.D3]" office:value-type="percentage" office:value="0.995695221696083" calcext:value-type="percentage">
            <text:p>99.57%</text:p>
          </table:table-cell>
          <table:table-cell table:number-columns-repeated="3"/>
        </table:table-row>
        <table:table-row table:style-name="ro1">
          <table:table-cell table:formula="of:=[.A3]/(1 + ([.J$1]/100))" office:value-type="currency" office:currency="USD" office:value="294.088814822076" calcext:value-type="currency">
            <text:p>$294.09</text:p>
          </table:table-cell>
          <table:table-cell table:formula="of:=[.B3]*[.J$2]" office:value-type="currency" office:currency="USD" office:value="8.45" calcext:value-type="currency">
            <text:p>$8.45</text:p>
          </table:table-cell>
          <table:table-cell table:formula="of:=[.B4]/[.A4]" office:value-type="float" office:value="0.0287328166666667" calcext:value-type="float">
            <text:p>0.0287328167</text:p>
          </table:table-cell>
          <table:table-cell table:formula="of:=SUM([.B$2:.B4])" office:value-type="currency" office:currency="USD" office:value="19.95" calcext:value-type="currency">
            <text:p>$19.95</text:p>
          </table:table-cell>
          <table:table-cell table:formula="of:=SUM([.C$2:.C4])" office:value-type="float" office:value="0.0672828166666667" calcext:value-type="float">
            <text:p>0.0672828167</text:p>
          </table:table-cell>
          <table:table-cell table:formula="of:=[.A4]*[.E4]" office:value-type="currency" office:currency="USD" office:value="19.787123811391" calcext:value-type="currency">
            <text:p>$19.79</text:p>
          </table:table-cell>
          <table:table-cell table:formula="of:=[.F4]/[.D4]" office:value-type="percentage" office:value="0.991835780019601" calcext:value-type="percentage">
            <text:p>99.18%</text:p>
          </table:table-cell>
          <table:table-cell table:number-columns-repeated="3"/>
        </table:table-row>
        <table:table-row table:style-name="ro1">
          <table:table-cell table:formula="of:=[.A4]/(1 + ([.J$1]/100))" office:value-type="currency" office:currency="USD" office:value="291.177044378293" calcext:value-type="currency">
            <text:p>$291.18</text:p>
          </table:table-cell>
          <table:table-cell table:formula="of:=[.B4]*[.J$2]" office:value-type="currency" office:currency="USD" office:value="10.985" calcext:value-type="currency">
            <text:p>$10.99</text:p>
          </table:table-cell>
          <table:table-cell table:formula="of:=[.B5]/[.A5]" office:value-type="float" office:value="0.0377261882833333" calcext:value-type="float">
            <text:p>0.0377261883</text:p>
          </table:table-cell>
          <table:table-cell table:formula="of:=SUM([.B$2:.B5])" office:value-type="currency" office:currency="USD" office:value="30.935" calcext:value-type="currency">
            <text:p>$30.94</text:p>
          </table:table-cell>
          <table:table-cell table:formula="of:=SUM([.C$2:.C5])" office:value-type="float" office:value="0.10500900495" calcext:value-type="float">
            <text:p>0.105009005</text:p>
          </table:table-cell>
          <table:table-cell table:formula="of:=[.A5]*[.E5]" office:value-type="currency" office:currency="USD" office:value="30.5762116944466" calcext:value-type="currency">
            <text:p>$30.58</text:p>
          </table:table-cell>
          <table:table-cell table:formula="of:=[.F5]/[.D5]" office:value-type="percentage" office:value="0.988401865021709" calcext:value-type="percentage">
            <text:p>98.84%</text:p>
          </table:table-cell>
          <table:table-cell table:number-columns-repeated="3"/>
        </table:table-row>
        <table:table-row table:style-name="ro1">
          <table:table-cell table:formula="of:=[.A5]/(1 + ([.J$1]/100))" office:value-type="currency" office:currency="USD" office:value="288.294103344845" calcext:value-type="currency">
            <text:p>$288.29</text:p>
          </table:table-cell>
          <table:table-cell table:formula="of:=[.B5]*[.J$2]" office:value-type="currency" office:currency="USD" office:value="14.2805" calcext:value-type="currency">
            <text:p>$14.28</text:p>
          </table:table-cell>
          <table:table-cell table:formula="of:=[.B6]/[.A6]" office:value-type="float" office:value="0.0495344852160167" calcext:value-type="float">
            <text:p>0.0495344852</text:p>
          </table:table-cell>
          <table:table-cell table:formula="of:=SUM([.B$2:.B6])" office:value-type="currency" office:currency="USD" office:value="45.2155" calcext:value-type="currency">
            <text:p>$45.22</text:p>
          </table:table-cell>
          <table:table-cell table:formula="of:=SUM([.C$2:.C6])" office:value-type="float" office:value="0.154543490166017" calcext:value-type="float">
            <text:p>0.1545434902</text:p>
          </table:table-cell>
          <table:table-cell table:formula="of:=[.A6]*[.E6]" office:value-type="currency" office:currency="USD" office:value="44.5539769251946" calcext:value-type="currency">
            <text:p>$44.55</text:p>
          </table:table-cell>
          <table:table-cell table:formula="of:=[.F6]/[.D6]" office:value-type="percentage" office:value="0.985369550822055" calcext:value-type="percentage">
            <text:p>98.54%</text:p>
          </table:table-cell>
          <table:table-cell table:number-columns-repeated="3"/>
        </table:table-row>
        <table:table-row table:style-name="ro1">
          <table:table-cell table:formula="of:=[.A6]/(1 + ([.J$1]/100))" office:value-type="currency" office:currency="USD" office:value="285.439706282025" calcext:value-type="currency">
            <text:p>$285.44</text:p>
          </table:table-cell>
          <table:table-cell table:formula="of:=[.B6]*[.J$2]" office:value-type="currency" office:currency="USD" office:value="18.56465" calcext:value-type="currency">
            <text:p>$18.56</text:p>
          </table:table-cell>
          <table:table-cell table:formula="of:=[.B7]/[.A7]" office:value-type="float" office:value="0.0650387790886299" calcext:value-type="float">
            <text:p>0.0650387791</text:p>
          </table:table-cell>
          <table:table-cell table:formula="of:=SUM([.B$2:.B7])" office:value-type="currency" office:currency="USD" office:value="63.78015" calcext:value-type="currency">
            <text:p>$63.78</text:p>
          </table:table-cell>
          <table:table-cell table:formula="of:=SUM([.C$2:.C7])" office:value-type="float" office:value="0.219582269254647" calcext:value-type="float">
            <text:p>0.2195822693</text:p>
          </table:table-cell>
          <table:table-cell table:formula="of:=[.A7]*[.E7]" office:value-type="currency" office:currency="USD" office:value="62.6774984407868" calcext:value-type="currency">
            <text:p>$62.68</text:p>
          </table:table-cell>
          <table:table-cell table:formula="of:=[.F7]/[.D7]" office:value-type="percentage" office:value="0.982711681311298" calcext:value-type="percentage">
            <text:p>98.27%</text:p>
          </table:table-cell>
          <table:table-cell table:number-columns-repeated="3"/>
        </table:table-row>
        <table:table-row table:style-name="ro1">
          <table:table-cell table:formula="of:=[.A7]/(1 + ([.J$1]/100))" office:value-type="currency" office:currency="USD" office:value="282.613570576262" calcext:value-type="currency">
            <text:p>$282.61</text:p>
          </table:table-cell>
          <table:table-cell table:formula="of:=[.B7]*[.J$2]" office:value-type="currency" office:currency="USD" office:value="24.134045" calcext:value-type="currency">
            <text:p>$24.13</text:p>
          </table:table-cell>
          <table:table-cell table:formula="of:=[.B8]/[.A8]" office:value-type="float" office:value="0.0853959169433711" calcext:value-type="float">
            <text:p>0.0853959169</text:p>
          </table:table-cell>
          <table:table-cell table:formula="of:=SUM([.B$2:.B8])" office:value-type="currency" office:currency="USD" office:value="87.914195" calcext:value-type="currency">
            <text:p>$87.91</text:p>
          </table:table-cell>
          <table:table-cell table:formula="of:=SUM([.C$2:.C8])" office:value-type="float" office:value="0.304978186198018" calcext:value-type="float">
            <text:p>0.3049781862</text:p>
          </table:table-cell>
          <table:table-cell table:formula="of:=[.A8]*[.E8]" office:value-type="currency" office:currency="USD" office:value="86.1909741492938" calcext:value-type="currency">
            <text:p>$86.19</text:p>
          </table:table-cell>
          <table:table-cell table:formula="of:=[.F8]/[.D8]" office:value-type="percentage" office:value="0.980398832626447" calcext:value-type="percentage">
            <text:p>98.04%</text:p>
          </table:table-cell>
          <table:table-cell table:number-columns-repeated="3"/>
        </table:table-row>
        <table:table-row table:style-name="ro1">
          <table:table-cell table:formula="of:=[.A8]/(1 + ([.J$1]/100))" office:value-type="currency" office:currency="USD" office:value="279.815416412141" calcext:value-type="currency">
            <text:p>$279.82</text:p>
          </table:table-cell>
          <table:table-cell table:formula="of:=[.B8]*[.J$2]" office:value-type="currency" office:currency="USD" office:value="31.3742585" calcext:value-type="currency">
            <text:p>$31.37</text:p>
          </table:table-cell>
          <table:table-cell table:formula="of:=[.B9]/[.A9]" office:value-type="float" office:value="0.112124838946646" calcext:value-type="float">
            <text:p>0.1121248389</text:p>
          </table:table-cell>
          <table:table-cell table:formula="of:=SUM([.B$2:.B9])" office:value-type="currency" office:currency="USD" office:value="119.2884535" calcext:value-type="currency">
            <text:p>$119.29</text:p>
          </table:table-cell>
          <table:table-cell table:formula="of:=SUM([.C$2:.C9])" office:value-type="float" office:value="0.417103025144664" calcext:value-type="float">
            <text:p>0.4171030251</text:p>
          </table:table-cell>
          <table:table-cell table:formula="of:=[.A9]*[.E9]" office:value-type="currency" office:currency="USD" office:value="116.711856667618" calcext:value-type="currency">
            <text:p>$116.71</text:p>
          </table:table-cell>
          <table:table-cell table:formula="of:=[.F9]/[.D9]" office:value-type="percentage" office:value="0.978400283038439" calcext:value-type="percentage">
            <text:p>97.84%</text:p>
          </table:table-cell>
          <table:table-cell table:number-columns-repeated="3"/>
        </table:table-row>
        <table:table-row table:style-name="ro1">
          <table:table-cell table:formula="of:=[.A9]/(1 + ([.J$1]/100))" office:value-type="currency" office:currency="USD" office:value="277.044966744694" calcext:value-type="currency">
            <text:p>$277.04</text:p>
          </table:table-cell>
          <table:table-cell table:formula="of:=[.B9]*[.J$2]" office:value-type="currency" office:currency="USD" office:value="40.78653605" calcext:value-type="currency">
            <text:p>$40.79</text:p>
          </table:table-cell>
          <table:table-cell table:formula="of:=[.B10]/[.A10]" office:value-type="float" office:value="0.147219913536946" calcext:value-type="float">
            <text:p>0.1472199135</text:p>
          </table:table-cell>
          <table:table-cell table:formula="of:=SUM([.B$2:.B10])" office:value-type="currency" office:currency="USD" office:value="160.07498955" calcext:value-type="currency">
            <text:p>$160.07</text:p>
          </table:table-cell>
          <table:table-cell table:formula="of:=SUM([.C$2:.C10])" office:value-type="float" office:value="0.56432293868161" calcext:value-type="float">
            <text:p>0.5643229387</text:p>
          </table:table-cell>
          <table:table-cell table:formula="of:=[.A10]*[.E10]" office:value-type="currency" office:currency="USD" office:value="156.342829780315" calcext:value-type="currency">
            <text:p>$156.34</text:p>
          </table:table-cell>
          <table:table-cell table:formula="of:=[.F10]/[.D10]" office:value-type="percentage" office:value="0.976684928856299" calcext:value-type="percentage">
            <text:p>97.67%</text:p>
          </table:table-cell>
          <table:table-cell table:number-columns-repeated="3"/>
        </table:table-row>
        <table:table-row table:style-name="ro1">
          <table:table-cell table:formula="of:=[.A10]/(1 + ([.J$1]/100))" office:value-type="currency" office:currency="USD" office:value="274.301947271974" calcext:value-type="currency">
            <text:p>$274.30</text:p>
          </table:table-cell>
          <table:table-cell table:formula="of:=[.B10]*[.J$2]" office:value-type="currency" office:currency="USD" office:value="53.022496865" calcext:value-type="currency">
            <text:p>$53.02</text:p>
          </table:table-cell>
          <table:table-cell table:formula="of:=[.B11]/[.A11]" office:value-type="float" office:value="0.193299746474011" calcext:value-type="float">
            <text:p>0.1932997465</text:p>
          </table:table-cell>
          <table:table-cell table:formula="of:=SUM([.B$2:.B11])" office:value-type="currency" office:currency="USD" office:value="213.097486415" calcext:value-type="currency">
            <text:p>$213.10</text:p>
          </table:table-cell>
          <table:table-cell table:formula="of:=SUM([.C$2:.C11])" office:value-type="float" office:value="0.757622685155621" calcext:value-type="float">
            <text:p>0.7576226852</text:p>
          </table:table-cell>
          <table:table-cell table:formula="of:=[.A11]*[.E11]" office:value-type="currency" office:currency="USD" office:value="207.817377835608" calcext:value-type="currency">
            <text:p>$207.82</text:p>
          </table:table-cell>
          <table:table-cell table:formula="of:=[.F11]/[.D11]" office:value-type="percentage" office:value="0.975222098260189" calcext:value-type="percentage">
            <text:p>97.52%</text:p>
          </table:table-cell>
          <table:table-cell table:number-columns-repeated="3"/>
        </table:table-row>
        <table:table-row table:style-name="ro1">
          <table:table-cell table:formula="of:=[.A11]/(1 + ([.J$1]/100))" office:value-type="currency" office:currency="USD" office:value="271.586086407895" calcext:value-type="currency">
            <text:p>$271.59</text:p>
          </table:table-cell>
          <table:table-cell table:formula="of:=[.B11]*[.J$2]" office:value-type="currency" office:currency="USD" office:value="68.9292459245" calcext:value-type="currency">
            <text:p>$68.93</text:p>
          </table:table-cell>
          <table:table-cell table:formula="of:=[.B12]/[.A12]" office:value-type="float" office:value="0.253802567120376" calcext:value-type="float">
            <text:p>0.2538025671</text:p>
          </table:table-cell>
          <table:table-cell table:formula="of:=SUM([.B$2:.B12])" office:value-type="currency" office:currency="USD" office:value="282.0267323395" calcext:value-type="currency">
            <text:p>$282.03</text:p>
          </table:table-cell>
          <table:table-cell table:formula="of:=SUM([.C$2:.C12])" office:value-type="float" office:value="1.011425252276" calcext:value-type="float">
            <text:p>1.0114252523</text:p>
          </table:table-cell>
          <table:table-cell table:formula="of:=[.A12]*[.E12]" office:value-type="currency" office:currency="USD" office:value="274.689025959756" calcext:value-type="currency">
            <text:p>$274.69</text:p>
          </table:table-cell>
          <table:table-cell table:formula="of:=[.F12]/[.D12]" office:value-type="percentage" office:value="0.973982230979044" calcext:value-type="percentage">
            <text:p>97.40%</text:p>
          </table:table-cell>
          <table:table-cell table:number-columns-repeated="3"/>
        </table:table-row>
        <table:table-row table:style-name="ro1">
          <table:table-cell table:formula="of:=[.A12]/(1 + ([.J$1]/100))" office:value-type="currency" office:currency="USD" office:value="268.897115255342" calcext:value-type="currency">
            <text:p>$268.90</text:p>
          </table:table-cell>
          <table:table-cell table:formula="of:=[.B12]*[.J$2]" office:value-type="currency" office:currency="USD" office:value="89.6080197018501" calcext:value-type="currency">
            <text:p>$89.61</text:p>
          </table:table-cell>
          <table:table-cell table:formula="of:=[.B13]/[.A13]" office:value-type="float" office:value="0.333242770629054" calcext:value-type="float">
            <text:p>0.3332427706</text:p>
          </table:table-cell>
          <table:table-cell table:formula="of:=SUM([.B$2:.B13])" office:value-type="currency" office:currency="USD" office:value="371.63475204135" calcext:value-type="currency">
            <text:p>$371.63</text:p>
          </table:table-cell>
          <table:table-cell table:formula="of:=SUM([.C$2:.C13])" office:value-type="float" office:value="1.34466802290505" calcext:value-type="float">
            <text:p>1.3446680229</text:p>
          </table:table-cell>
          <table:table-cell table:formula="of:=[.A13]*[.E13]" office:value-type="currency" office:currency="USD" office:value="361.577352335272" calcext:value-type="currency">
            <text:p>$361.58</text:p>
          </table:table-cell>
          <table:table-cell table:formula="of:=[.F13]/[.D13]" office:value-type="percentage" office:value="0.972937407896237" calcext:value-type="percentage">
            <text:p>97.29%</text:p>
          </table:table-cell>
          <table:table-cell table:number-columns-repeated="3"/>
        </table:table-row>
        <table:table-row table:style-name="ro1">
          <table:table-cell table:formula="of:=[.A13]/(1 + ([.J$1]/100))" office:value-type="currency" office:currency="USD" office:value="266.234767579546" calcext:value-type="currency">
            <text:p>$266.23</text:p>
          </table:table-cell>
          <table:table-cell table:formula="of:=[.B13]*[.J$2]" office:value-type="currency" office:currency="USD" office:value="116.490425612405" calcext:value-type="currency">
            <text:p>$116.49</text:p>
          </table:table-cell>
          <table:table-cell table:formula="of:=[.B14]/[.A14]" office:value-type="float" office:value="0.437547757835948" calcext:value-type="float">
            <text:p>0.4375477578</text:p>
          </table:table-cell>
          <table:table-cell table:formula="of:=SUM([.B$2:.B14])" office:value-type="currency" office:currency="USD" office:value="488.125177653755" calcext:value-type="currency">
            <text:p>$488.13</text:p>
          </table:table-cell>
          <table:table-cell table:formula="of:=SUM([.C$2:.C14])" office:value-type="float" office:value="1.782215780741" calcext:value-type="float">
            <text:p>1.7822157807</text:p>
          </table:table-cell>
          <table:table-cell table:formula="of:=[.A14]*[.E14]" office:value-type="currency" office:currency="USD" office:value="474.487804162179" calcext:value-type="currency">
            <text:p>$474.49</text:p>
          </table:table-cell>
          <table:table-cell table:formula="of:=[.F14]/[.D14]" office:value-type="percentage" office:value="0.972061729007452" calcext:value-type="percentage">
            <text:p>97.21%</text:p>
          </table:table-cell>
          <table:table-cell table:number-columns-repeated="3"/>
        </table:table-row>
        <table:table-row table:style-name="ro1">
          <table:table-cell table:formula="of:=[.A14]/(1 + ([.J$1]/100))" office:value-type="currency" office:currency="USD" office:value="263.598779781729" calcext:value-type="currency">
            <text:p>$263.60</text:p>
          </table:table-cell>
          <table:table-cell table:formula="of:=[.B14]*[.J$2]" office:value-type="currency" office:currency="USD" office:value="151.437553296127" calcext:value-type="currency">
            <text:p>$151.44</text:p>
          </table:table-cell>
          <table:table-cell table:formula="of:=[.B15]/[.A15]" office:value-type="float" office:value="0.574500206038599" calcext:value-type="float">
            <text:p>0.574500206</text:p>
          </table:table-cell>
          <table:table-cell table:formula="of:=SUM([.B$2:.B15])" office:value-type="currency" office:currency="USD" office:value="639.562730949882" calcext:value-type="currency">
            <text:p>$639.56</text:p>
          </table:table-cell>
          <table:table-cell table:formula="of:=SUM([.C$2:.C15])" office:value-type="float" office:value="2.3567159867796" calcext:value-type="float">
            <text:p>2.3567159868</text:p>
          </table:table-cell>
          <table:table-cell table:formula="of:=[.A15]*[.E15]" office:value-type="currency" office:currency="USD" office:value="621.227458407195" calcext:value-type="currency">
            <text:p>$621.23</text:p>
          </table:table-cell>
          <table:table-cell table:formula="of:=[.F15]/[.D15]" office:value-type="percentage" office:value="0.971331549423689" calcext:value-type="percentage">
            <text:p>97.13%</text:p>
          </table:table-cell>
          <table:table-cell table:number-columns-repeated="3"/>
        </table:table-row>
        <table:table-row table:style-name="ro1">
          <table:table-cell table:formula="of:=[.A15]/(1 + ([.J$1]/100))" office:value-type="currency" office:currency="USD" office:value="260.988890872999" calcext:value-type="currency">
            <text:p>$260.99</text:p>
          </table:table-cell>
          <table:table-cell table:formula="of:=[.B15]*[.J$2]" office:value-type="currency" office:currency="USD" office:value="196.868819284965" calcext:value-type="currency">
            <text:p>$196.87</text:p>
          </table:table-cell>
          <table:table-cell table:formula="of:=[.B16]/[.A16]" office:value-type="float" office:value="0.754318770528681" calcext:value-type="float">
            <text:p>0.7543187705</text:p>
          </table:table-cell>
          <table:table-cell table:formula="of:=SUM([.B$2:.B16])" office:value-type="currency" office:currency="USD" office:value="836.431550234846" calcext:value-type="currency">
            <text:p>$836.43</text:p>
          </table:table-cell>
          <table:table-cell table:formula="of:=SUM([.C$2:.C16])" office:value-type="float" office:value="3.11103475730828" calcext:value-type="float">
            <text:p>3.1110347573</text:p>
          </table:table-cell>
          <table:table-cell table:formula="of:=[.A16]*[.E16]" office:value-type="currency" office:currency="USD" office:value="811.945510777237" calcext:value-type="currency">
            <text:p>$811.95</text:p>
          </table:table-cell>
          <table:table-cell table:formula="of:=[.F16]/[.D16]" office:value-type="percentage" office:value="0.970725590814055" calcext:value-type="percentage">
            <text:p>97.07%</text:p>
          </table:table-cell>
          <table:table-cell table:number-columns-repeated="3"/>
        </table:table-row>
        <table:table-row table:style-name="ro1">
          <table:table-cell table:formula="of:=[.A16]/(1 + ([.J$1]/100))" office:value-type="currency" office:currency="USD" office:value="258.404842448514" calcext:value-type="currency">
            <text:p>$258.40</text:p>
          </table:table-cell>
          <table:table-cell table:formula="of:=[.B16]*[.J$2]" office:value-type="currency" office:currency="USD" office:value="255.929465070454" calcext:value-type="currency">
            <text:p>$255.93</text:p>
          </table:table-cell>
          <table:table-cell table:formula="of:=[.B17]/[.A17]" office:value-type="float" office:value="0.990420545704158" calcext:value-type="float">
            <text:p>0.9904205457</text:p>
          </table:table-cell>
          <table:table-cell table:formula="of:=SUM([.B$2:.B17])" office:value-type="currency" office:currency="USD" office:value="1092.3610153053" calcext:value-type="currency">
            <text:p>$1,092.36</text:p>
          </table:table-cell>
          <table:table-cell table:formula="of:=SUM([.C$2:.C17])" office:value-type="float" office:value="4.10145530301244" calcext:value-type="float">
            <text:p>4.101455303</text:p>
          </table:table-cell>
          <table:table-cell table:formula="of:=[.A17]*[.E17]" office:value-type="currency" office:currency="USD" office:value="1059.83591138455" calcext:value-type="currency">
            <text:p>$1,059.84</text:p>
          </table:table-cell>
          <table:table-cell table:formula="of:=[.F17]/[.D17]" office:value-type="percentage" office:value="0.970224949934102" calcext:value-type="percentage">
            <text:p>97.02%</text:p>
          </table:table-cell>
          <table:table-cell table:number-columns-repeated="3"/>
        </table:table-row>
        <table:table-row table:style-name="ro1">
          <table:table-cell table:formula="of:=[.A17]/(1 + ([.J$1]/100))" office:value-type="currency" office:currency="USD" office:value="255.846378661895" calcext:value-type="currency">
            <text:p>$255.85</text:p>
          </table:table-cell>
          <table:table-cell table:formula="of:=[.B17]*[.J$2]" office:value-type="currency" office:currency="USD" office:value="332.70830459159" calcext:value-type="currency">
            <text:p>$332.71</text:p>
          </table:table-cell>
          <table:table-cell table:formula="of:=[.B18]/[.A18]" office:value-type="float" office:value="1.30042217650956" calcext:value-type="float">
            <text:p>1.3004221765</text:p>
          </table:table-cell>
          <table:table-cell table:formula="of:=SUM([.B$2:.B18])" office:value-type="currency" office:currency="USD" office:value="1425.06931989689" calcext:value-type="currency">
            <text:p>$1,425.07</text:p>
          </table:table-cell>
          <table:table-cell table:formula="of:=SUM([.C$2:.C18])" office:value-type="float" office:value="5.401877479522" calcext:value-type="float">
            <text:p>5.4018774795</text:p>
          </table:table-cell>
          <table:table-cell table:formula="of:=[.A18]*[.E18]" office:value-type="currency" office:currency="USD" office:value="1382.05079111095" calcext:value-type="currency">
            <text:p>$1,382.05</text:p>
          </table:table-cell>
          <table:table-cell table:formula="of:=[.F18]/[.D18]" office:value-type="percentage" office:value="0.969813027208349" calcext:value-type="percentage">
            <text:p>96.98%</text:p>
          </table:table-cell>
          <table:table-cell table:number-columns-repeated="3"/>
        </table:table-row>
        <table:table-row table:style-name="ro1">
          <table:table-cell table:formula="of:=[.A18]/(1 + ([.J$1]/100))" office:value-type="currency" office:currency="USD" office:value="253.313246199896" calcext:value-type="currency">
            <text:p>$253.31</text:p>
          </table:table-cell>
          <table:table-cell table:formula="of:=[.B18]*[.J$2]" office:value-type="currency" office:currency="USD" office:value="432.520795969067" calcext:value-type="currency">
            <text:p>$432.52</text:p>
          </table:table-cell>
          <table:table-cell table:formula="of:=[.B19]/[.A19]" office:value-type="float" office:value="1.70745431775705" calcext:value-type="float">
            <text:p>1.7074543178</text:p>
          </table:table-cell>
          <table:table-cell table:formula="of:=SUM([.B$2:.B19])" office:value-type="currency" office:currency="USD" office:value="1857.59011586596" calcext:value-type="currency">
            <text:p>$1,857.59</text:p>
          </table:table-cell>
          <table:table-cell table:formula="of:=SUM([.C$2:.C19])" office:value-type="float" office:value="7.10933179727905" calcext:value-type="float">
            <text:p>7.1093317973</text:p>
          </table:table-cell>
          <table:table-cell table:formula="of:=[.A19]*[.E19]" office:value-type="currency" office:currency="USD" office:value="1800.8879158809" calcext:value-type="currency">
            <text:p>$1,800.89</text:p>
          </table:table-cell>
          <table:table-cell table:formula="of:=[.F19]/[.D19]" office:value-type="percentage" office:value="0.969475397451375" calcext:value-type="percentage">
            <text:p>96.95%</text:p>
          </table:table-cell>
          <table:table-cell table:number-columns-repeated="3"/>
        </table:table-row>
        <table:table-row table:style-name="ro1">
          <table:table-cell table:formula="of:=[.A19]/(1 + ([.J$1]/100))" office:value-type="currency" office:currency="USD" office:value="250.805194257323" calcext:value-type="currency">
            <text:p>$250.81</text:p>
          </table:table-cell>
          <table:table-cell table:formula="of:=[.B19]*[.J$2]" office:value-type="currency" office:currency="USD" office:value="562.277034759787" calcext:value-type="currency">
            <text:p>$562.28</text:p>
          </table:table-cell>
          <table:table-cell table:formula="of:=[.B20]/[.A20]" office:value-type="float" office:value="2.24188751921501" calcext:value-type="float">
            <text:p>2.2418875192</text:p>
          </table:table-cell>
          <table:table-cell table:formula="of:=SUM([.B$2:.B20])" office:value-type="currency" office:currency="USD" office:value="2419.86715062575" calcext:value-type="currency">
            <text:p>$2,419.87</text:p>
          </table:table-cell>
          <table:table-cell table:formula="of:=SUM([.C$2:.C20])" office:value-type="float" office:value="9.35121931649406" calcext:value-type="float">
            <text:p>9.3512193165</text:p>
          </table:table-cell>
          <table:table-cell table:formula="of:=[.A20]*[.E20]" office:value-type="currency" office:currency="USD" office:value="2345.33437721612" calcext:value-type="currency">
            <text:p>$2,345.33</text:p>
          </table:table-cell>
          <table:table-cell table:formula="of:=[.F20]/[.D20]" office:value-type="percentage" office:value="0.969199642471963" calcext:value-type="percentage">
            <text:p>96.92%</text:p>
          </table:table-cell>
          <table:table-cell table:number-columns-repeated="3"/>
        </table:table-row>
        <table:table-row table:style-name="ro1">
          <table:table-cell table:formula="of:=[.A20]/(1 + ([.J$1]/100))" office:value-type="currency" office:currency="USD" office:value="248.321974512201" calcext:value-type="currency">
            <text:p>$248.32</text:p>
          </table:table-cell>
          <table:table-cell table:formula="of:=[.B20]*[.J$2]" office:value-type="currency" office:currency="USD" office:value="730.960145187724" calcext:value-type="currency">
            <text:p>$730.96</text:p>
          </table:table-cell>
          <table:table-cell table:formula="of:=[.B21]/[.A21]" office:value-type="float" office:value="2.94359831272931" calcext:value-type="float">
            <text:p>2.9435983127</text:p>
          </table:table-cell>
          <table:table-cell table:formula="of:=SUM([.B$2:.B21])" office:value-type="currency" office:currency="USD" office:value="3150.82729581347" calcext:value-type="currency">
            <text:p>$3,150.83</text:p>
          </table:table-cell>
          <table:table-cell table:formula="of:=SUM([.C$2:.C21])" office:value-type="float" office:value="12.2948176292234" calcext:value-type="float">
            <text:p>12.2948176292</text:p>
          </table:table-cell>
          <table:table-cell table:formula="of:=[.A21]*[.E21]" office:value-type="currency" office:currency="USD" office:value="3053.07338995616" calcext:value-type="currency">
            <text:p>$3,053.07</text:p>
          </table:table-cell>
          <table:table-cell table:formula="of:=[.F21]/[.D21]" office:value-type="percentage" office:value="0.968975162178138" calcext:value-type="percentage">
            <text:p>96.90%</text:p>
          </table:table-cell>
          <table:table-cell table:number-columns-repeated="3"/>
        </table:table-row>
        <table:table-row table:style-name="ro1">
          <table:table-cell table:formula="of:=[.A21]/(1 + ([.J$1]/100))" office:value-type="currency" office:currency="USD" office:value="245.863341101189" calcext:value-type="currency">
            <text:p>$245.86</text:p>
          </table:table-cell>
          <table:table-cell table:formula="of:=[.B21]*[.J$2]" office:value-type="currency" office:currency="USD" office:value="950.248188744041" calcext:value-type="currency">
            <text:p>$950.25</text:p>
          </table:table-cell>
          <table:table-cell table:formula="of:=[.B22]/[.A22]" office:value-type="float" office:value="3.86494458461358" calcext:value-type="float">
            <text:p>3.8649445846</text:p>
          </table:table-cell>
          <table:table-cell table:formula="of:=SUM([.B$2:.B22])" office:value-type="currency" office:currency="USD" office:value="4101.07548455751" calcext:value-type="currency">
            <text:p>$4,101.08</text:p>
          </table:table-cell>
          <table:table-cell table:formula="of:=SUM([.C$2:.C22])" office:value-type="float" office:value="16.1597622138369" calcext:value-type="float">
            <text:p>16.1597622138</text:p>
          </table:table-cell>
          <table:table-cell table:formula="of:=[.A22]*[.E22]" office:value-type="currency" office:currency="USD" office:value="3973.09312929469" calcext:value-type="currency">
            <text:p>$3,973.09</text:p>
          </table:table-cell>
          <table:table-cell table:formula="of:=[.F22]/[.D22]" office:value-type="percentage" office:value="0.968792977416599" calcext:value-type="percentage">
            <text:p>96.88%</text:p>
          </table:table-cell>
          <table:table-cell table:number-columns-repeated="3"/>
        </table:table-row>
        <table:table-row table:style-name="ro1">
          <table:table-cell table:formula="of:=[.A22]/(1 + ([.J$1]/100))" office:value-type="currency" office:currency="USD" office:value="243.429050595236" calcext:value-type="currency">
            <text:p>$243.43</text:p>
          </table:table-cell>
          <table:table-cell table:formula="of:=[.B22]*[.J$2]" office:value-type="currency" office:currency="USD" office:value="1235.32264536725" calcext:value-type="currency">
            <text:p>$1,235.32</text:p>
          </table:table-cell>
          <table:table-cell table:formula="of:=[.B23]/[.A23]" office:value-type="float" office:value="5.07467223959763" calcext:value-type="float">
            <text:p>5.0746722396</text:p>
          </table:table-cell>
          <table:table-cell table:formula="of:=SUM([.B$2:.B23])" office:value-type="currency" office:currency="USD" office:value="5336.39812992476" calcext:value-type="currency">
            <text:p>$5,336.40</text:p>
          </table:table-cell>
          <table:table-cell table:formula="of:=SUM([.C$2:.C23])" office:value-type="float" office:value="21.2344344534346" calcext:value-type="float">
            <text:p>21.2344344534</text:p>
          </table:table-cell>
          <table:table-cell table:formula="of:=[.A23]*[.E23]" office:value-type="currency" office:currency="USD" office:value="5169.07821892635" calcext:value-type="currency">
            <text:p>$5,169.08</text:p>
          </table:table-cell>
          <table:table-cell table:formula="of:=[.F23]/[.D23]" office:value-type="percentage" office:value="0.968645534511352" calcext:value-type="percentage">
            <text:p>96.86%</text:p>
          </table:table-cell>
          <table:table-cell table:number-columns-repeated="3"/>
        </table:table-row>
        <table:table-row table:style-name="ro1">
          <table:table-cell table:formula="of:=[.A23]/(1 + ([.J$1]/100))" office:value-type="currency" office:currency="USD" office:value="241.018861975481" calcext:value-type="currency">
            <text:p>$241.02</text:p>
          </table:table-cell>
          <table:table-cell table:formula="of:=[.B23]*[.J$2]" office:value-type="currency" office:currency="USD" office:value="1605.91943897743" calcext:value-type="currency">
            <text:p>$1,605.92</text:p>
          </table:table-cell>
          <table:table-cell table:formula="of:=[.B24]/[.A24]" office:value-type="float" office:value="6.66304465059169" calcext:value-type="float">
            <text:p>6.6630446506</text:p>
          </table:table-cell>
          <table:table-cell table:formula="of:=SUM([.B$2:.B24])" office:value-type="currency" office:currency="USD" office:value="6942.31756890219" calcext:value-type="currency">
            <text:p>$6,942.32</text:p>
          </table:table-cell>
          <table:table-cell table:formula="of:=SUM([.C$2:.C24])" office:value-type="float" office:value="27.8974791040263" calcext:value-type="float">
            <text:p>27.897479104</text:p>
          </table:table-cell>
          <table:table-cell table:formula="of:=[.A24]*[.E24]" office:value-type="currency" office:currency="USD" office:value="6723.81866563719" calcext:value-type="currency">
            <text:p>$6,723.82</text:p>
          </table:table-cell>
          <table:table-cell table:formula="of:=[.F24]/[.D24]" office:value-type="percentage" office:value="0.968526518544216" calcext:value-type="percentage">
            <text:p>96.85%</text:p>
          </table:table-cell>
          <table:table-cell table:number-columns-repeated="3"/>
        </table:table-row>
        <table:table-row table:style-name="ro1">
          <table:table-cell table:formula="of:=[.A24]/(1 + ([.J$1]/100))" office:value-type="currency" office:currency="USD" office:value="238.632536609388" calcext:value-type="currency">
            <text:p>$238.63</text:p>
          </table:table-cell>
          <table:table-cell table:formula="of:=[.B24]*[.J$2]" office:value-type="currency" office:currency="USD" office:value="2087.69527067066" calcext:value-type="currency">
            <text:p>$2,087.70</text:p>
          </table:table-cell>
          <table:table-cell table:formula="of:=[.B25]/[.A25]" office:value-type="float" office:value="8.74857762622689" calcext:value-type="float">
            <text:p>8.7485776262</text:p>
          </table:table-cell>
          <table:table-cell table:formula="of:=SUM([.B$2:.B25])" office:value-type="currency" office:currency="USD" office:value="9030.01283957285" calcext:value-type="currency">
            <text:p>$9,030.01</text:p>
          </table:table-cell>
          <table:table-cell table:formula="of:=SUM([.C$2:.C25])" office:value-type="float" office:value="36.6460567302532" calcext:value-type="float">
            <text:p>36.6460567303</text:p>
          </table:table-cell>
          <table:table-cell table:formula="of:=[.A25]*[.E25]" office:value-type="currency" office:currency="USD" office:value="8744.94147427183" calcext:value-type="currency">
            <text:p>$8,744.94</text:p>
          </table:table-cell>
          <table:table-cell table:formula="of:=[.F25]/[.D25]" office:value-type="percentage" office:value="0.968430679959642" calcext:value-type="percentage">
            <text:p>96.84%</text:p>
          </table:table-cell>
          <table:table-cell table:number-columns-repeated="3"/>
        </table:table-row>
        <table:table-row table:style-name="ro1">
          <table:table-cell table:formula="of:=[.A25]/(1 + ([.J$1]/100))" office:value-type="currency" office:currency="USD" office:value="236.269838227116" calcext:value-type="currency">
            <text:p>$236.27</text:p>
          </table:table-cell>
          <table:table-cell table:formula="of:=[.B25]*[.J$2]" office:value-type="currency" office:currency="USD" office:value="2714.00385187186" calcext:value-type="currency">
            <text:p>$2,714.00</text:p>
          </table:table-cell>
          <table:table-cell table:formula="of:=[.B26]/[.A26]" office:value-type="float" office:value="11.4868824232359" calcext:value-type="float">
            <text:p>11.4868824232</text:p>
          </table:table-cell>
          <table:table-cell table:formula="of:=SUM([.B$2:.B26])" office:value-type="currency" office:currency="USD" office:value="11744.0166914447" calcext:value-type="currency">
            <text:p>$11,744.02</text:p>
          </table:table-cell>
          <table:table-cell table:formula="of:=SUM([.C$2:.C26])" office:value-type="float" office:value="48.1329391534891" calcext:value-type="float">
            <text:p>48.1329391535</text:p>
          </table:table-cell>
          <table:table-cell table:formula="of:=[.A26]*[.E26]" office:value-type="currency" office:currency="USD" office:value="11372.3617471905" calcext:value-type="currency">
            <text:p>$11,372.36</text:p>
          </table:table-cell>
          <table:table-cell table:formula="of:=[.F26]/[.D26]" office:value-type="percentage" office:value="0.968353677109047" calcext:value-type="percentage">
            <text:p>96.84%</text:p>
          </table:table-cell>
          <table:table-cell table:number-columns-repeated="3"/>
        </table:table-row>
        <table:table-row table:style-name="ro1">
          <table:table-cell table:formula="of:=[.A26]/(1 + ([.J$1]/100))" office:value-type="currency" office:currency="USD" office:value="233.930532898135" calcext:value-type="currency">
            <text:p>$233.93</text:p>
          </table:table-cell>
          <table:table-cell table:formula="of:=[.B26]*[.J$2]" office:value-type="currency" office:currency="USD" office:value="3528.20500743341" calcext:value-type="currency">
            <text:p>$3,528.21</text:p>
          </table:table-cell>
          <table:table-cell table:formula="of:=[.B27]/[.A27]" office:value-type="float" office:value="15.0822766217087" calcext:value-type="float">
            <text:p>15.0822766217</text:p>
          </table:table-cell>
          <table:table-cell table:formula="of:=SUM([.B$2:.B27])" office:value-type="currency" office:currency="USD" office:value="15272.2216988781" calcext:value-type="currency">
            <text:p>$15,272.22</text:p>
          </table:table-cell>
          <table:table-cell table:formula="of:=SUM([.C$2:.C27])" office:value-type="float" office:value="63.2152157751978" calcext:value-type="float">
            <text:p>63.2152157752</text:p>
          </table:table-cell>
          <table:table-cell table:formula="of:=[.A27]*[.E27]" office:value-type="currency" office:currency="USD" office:value="14787.9691135626" calcext:value-type="currency">
            <text:p>$14,787.97</text:p>
          </table:table-cell>
          <table:table-cell table:formula="of:=[.F27]/[.D27]" office:value-type="percentage" office:value="0.968291935851673" calcext:value-type="percentage">
            <text:p>96.83%</text:p>
          </table:table-cell>
          <table:table-cell table:number-columns-repeated="3"/>
        </table:table-row>
        <table:table-row table:style-name="ro1">
          <table:table-cell table:formula="of:=[.A27]/(1 + ([.J$1]/100))" office:value-type="currency" office:currency="USD" office:value="231.614389008055" calcext:value-type="currency">
            <text:p>$231.61</text:p>
          </table:table-cell>
          <table:table-cell table:formula="of:=[.B27]*[.J$2]" office:value-type="currency" office:currency="USD" office:value="4586.66650966344" calcext:value-type="currency">
            <text:p>$4,586.67</text:p>
          </table:table-cell>
          <table:table-cell table:formula="of:=[.B28]/[.A28]" office:value-type="float" office:value="19.8030292043036" calcext:value-type="float">
            <text:p>19.8030292043</text:p>
          </table:table-cell>
          <table:table-cell table:formula="of:=SUM([.B$2:.B28])" office:value-type="currency" office:currency="USD" office:value="19858.8882085416" calcext:value-type="currency">
            <text:p>$19,858.89</text:p>
          </table:table-cell>
          <table:table-cell table:formula="of:=SUM([.C$2:.C28])" office:value-type="float" office:value="83.0182449795014" calcext:value-type="float">
            <text:p>83.0182449795</text:p>
          </table:table-cell>
          <table:table-cell table:formula="of:=[.A28]*[.E28]" office:value-type="currency" office:currency="USD" office:value="19228.2200874482" calcext:value-type="currency">
            <text:p>$19,228.22</text:p>
          </table:table-cell>
          <table:table-cell table:formula="of:=[.F28]/[.D28]" office:value-type="percentage" office:value="0.968242526244642" calcext:value-type="percentage">
            <text:p>96.82%</text:p>
          </table:table-cell>
          <table:table-cell table:number-columns-repeated="3"/>
        </table:table-row>
        <table:table-row table:style-name="ro1">
          <table:table-cell table:formula="of:=[.A28]/(1 + ([.J$1]/100))" office:value-type="currency" office:currency="USD" office:value="229.321177235698" calcext:value-type="currency">
            <text:p>$229.32</text:p>
          </table:table-cell>
          <table:table-cell table:formula="of:=[.B28]*[.J$2]" office:value-type="currency" office:currency="USD" office:value="5962.66646256247" calcext:value-type="currency">
            <text:p>$5,962.67</text:p>
          </table:table-cell>
          <table:table-cell table:formula="of:=[.B29]/[.A29]" office:value-type="float" office:value="26.0013773452506" calcext:value-type="float">
            <text:p>26.0013773453</text:p>
          </table:table-cell>
          <table:table-cell table:formula="of:=SUM([.B$2:.B29])" office:value-type="currency" office:currency="USD" office:value="25821.554671104" calcext:value-type="currency">
            <text:p>$25,821.55</text:p>
          </table:table-cell>
          <table:table-cell table:formula="of:=SUM([.C$2:.C29])" office:value-type="float" office:value="109.019622324752" calcext:value-type="float">
            <text:p>109.0196223248</text:p>
          </table:table-cell>
          <table:table-cell table:formula="of:=[.A29]*[.E29]" office:value-type="currency" office:currency="USD" office:value="25000.5081333033" calcext:value-type="currency">
            <text:p>$25,000.51</text:p>
          </table:table-cell>
          <table:table-cell table:formula="of:=[.F29]/[.D29]" office:value-type="percentage" office:value="0.968203055615409" calcext:value-type="percentage">
            <text:p>96.82%</text:p>
          </table:table-cell>
          <table:table-cell table:number-columns-repeated="3"/>
        </table:table-row>
        <table:table-row table:style-name="ro1">
          <table:table-cell table:formula="of:=[.A29]/(1 + ([.J$1]/100))" office:value-type="currency" office:currency="USD" office:value="227.050670530394" calcext:value-type="currency">
            <text:p>$227.05</text:p>
          </table:table-cell>
          <table:table-cell table:formula="of:=[.B29]*[.J$2]" office:value-type="currency" office:currency="USD" office:value="7751.46640133121" calcext:value-type="currency">
            <text:p>$7,751.47</text:p>
          </table:table-cell>
          <table:table-cell table:formula="of:=[.B30]/[.A30]" office:value-type="float" office:value="34.1398084543141" calcext:value-type="float">
            <text:p>34.1398084543</text:p>
          </table:table-cell>
          <table:table-cell table:formula="of:=SUM([.B$2:.B30])" office:value-type="currency" office:currency="USD" office:value="33573.0210724352" calcext:value-type="currency">
            <text:p>$33,573.02</text:p>
          </table:table-cell>
          <table:table-cell table:formula="of:=SUM([.C$2:.C30])" office:value-type="float" office:value="143.159430779066" calcext:value-type="float">
            <text:p>143.1594307791</text:p>
          </table:table-cell>
          <table:table-cell table:formula="of:=[.A30]*[.E30]" office:value-type="currency" office:currency="USD" office:value="32504.4447511364" calcext:value-type="currency">
            <text:p>$32,504.44</text:p>
          </table:table-cell>
          <table:table-cell table:formula="of:=[.F30]/[.D30]" office:value-type="percentage" office:value="0.968171576844595" calcext:value-type="percentage">
            <text:p>96.82%</text:p>
          </table:table-cell>
          <table:table-cell table:number-columns-repeated="3"/>
        </table:table-row>
        <table:table-row table:style-name="ro1">
          <table:table-cell table:formula="of:=[.A30]/(1 + ([.J$1]/100))" office:value-type="currency" office:currency="USD" office:value="224.802644089499" calcext:value-type="currency">
            <text:p>$224.80</text:p>
          </table:table-cell>
          <table:table-cell table:formula="of:=[.B30]*[.J$2]" office:value-type="currency" office:currency="USD" office:value="10076.9063217306" calcext:value-type="currency">
            <text:p>$10,076.91</text:p>
          </table:table-cell>
          <table:table-cell table:formula="of:=[.B31]/[.A31]" office:value-type="float" office:value="44.8255685005144" calcext:value-type="float">
            <text:p>44.8255685005</text:p>
          </table:table-cell>
          <table:table-cell table:formula="of:=SUM([.B$2:.B31])" office:value-type="currency" office:currency="USD" office:value="43649.9273941658" calcext:value-type="currency">
            <text:p>$43,649.93</text:p>
          </table:table-cell>
          <table:table-cell table:formula="of:=SUM([.C$2:.C31])" office:value-type="float" office:value="187.98499927958" calcext:value-type="float">
            <text:p>187.9849992796</text:p>
          </table:table-cell>
          <table:table-cell table:formula="of:=[.A31]*[.E31]" office:value-type="currency" office:currency="USD" office:value="42259.5248872122" calcext:value-type="currency">
            <text:p>$42,259.52</text:p>
          </table:table-cell>
          <table:table-cell table:formula="of:=[.F31]/[.D31]" office:value-type="percentage" office:value="0.96814651043063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1]/(1 + ([.J$1]/100))" office:value-type="currency" office:currency="USD" office:value="222.576875336137" calcext:value-type="currency">
            <text:p>$222.58</text:p>
          </table:table-cell>
          <table:table-cell table:formula="of:=[.B31]*[.J$2]" office:value-type="currency" office:currency="USD" office:value="13099.9782182497" calcext:value-type="currency">
            <text:p>$13,099.98</text:p>
          </table:table-cell>
          <table:table-cell table:formula="of:=[.B32]/[.A32]" office:value-type="float" office:value="58.8559714411753" calcext:value-type="float">
            <text:p>58.8559714412</text:p>
          </table:table-cell>
          <table:table-cell table:formula="of:=SUM([.B$2:.B32])" office:value-type="currency" office:currency="USD" office:value="56749.9056124156" calcext:value-type="currency">
            <text:p>$56,749.91</text:p>
          </table:table-cell>
          <table:table-cell table:formula="of:=SUM([.C$2:.C32])" office:value-type="float" office:value="246.840970720756" calcext:value-type="float">
            <text:p>246.8409707208</text:p>
          </table:table-cell>
          <table:table-cell table:formula="of:=[.A32]*[.E32]" office:value-type="currency" office:currency="USD" office:value="54941.0919679648" calcext:value-type="currency">
            <text:p>$54,941.09</text:p>
          </table:table-cell>
          <table:table-cell table:formula="of:=[.F32]/[.D32]" office:value-type="percentage" office:value="0.96812657880341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2]/(1 + ([.J$1]/100))" office:value-type="currency" office:currency="USD" office:value="220.373143897166" calcext:value-type="currency">
            <text:p>$220.37</text:p>
          </table:table-cell>
          <table:table-cell table:formula="of:=[.B32]*[.J$2]" office:value-type="currency" office:currency="USD" office:value="17029.9716837247" calcext:value-type="currency">
            <text:p>$17,029.97</text:p>
          </table:table-cell>
          <table:table-cell table:formula="of:=[.B33]/[.A33]" office:value-type="float" office:value="77.2778905022633" calcext:value-type="float">
            <text:p>77.2778905023</text:p>
          </table:table-cell>
          <table:table-cell table:formula="of:=SUM([.B$2:.B33])" office:value-type="currency" office:currency="USD" office:value="73779.8772961402" calcext:value-type="currency">
            <text:p>$73,779.88</text:p>
          </table:table-cell>
          <table:table-cell table:formula="of:=SUM([.C$2:.C33])" office:value-type="float" office:value="324.118861223019" calcext:value-type="float">
            <text:p>324.118861223</text:p>
          </table:table-cell>
          <table:table-cell table:formula="of:=[.A33]*[.E33]" office:value-type="currency" office:currency="USD" office:value="71427.0924440858" calcext:value-type="currency">
            <text:p>$71,427.09</text:p>
          </table:table-cell>
          <table:table-cell table:formula="of:=[.F33]/[.D33]" office:value-type="percentage" office:value="0.968110751355539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3]/(1 + ([.J$1]/100))" office:value-type="currency" office:currency="USD" office:value="218.191231581352" calcext:value-type="currency">
            <text:p>$218.19</text:p>
          </table:table-cell>
          <table:table-cell table:formula="of:=[.B33]*[.J$2]" office:value-type="currency" office:currency="USD" office:value="22138.9631888421" calcext:value-type="currency">
            <text:p>$22,138.96</text:p>
          </table:table-cell>
          <table:table-cell table:formula="of:=[.B34]/[.A34]" office:value-type="float" office:value="101.465870229472" calcext:value-type="float">
            <text:p>101.4658702295</text:p>
          </table:table-cell>
          <table:table-cell table:formula="of:=SUM([.B$2:.B34])" office:value-type="currency" office:currency="USD" office:value="95918.8404849823" calcext:value-type="currency">
            <text:p>$95,918.84</text:p>
          </table:table-cell>
          <table:table-cell table:formula="of:=SUM([.C$2:.C34])" office:value-type="float" office:value="425.584731452491" calcext:value-type="float">
            <text:p>425.5847314525</text:p>
          </table:table-cell>
          <table:table-cell table:formula="of:=[.A34]*[.E34]" office:value-type="currency" office:currency="USD" office:value="92858.8566978379" calcext:value-type="currency">
            <text:p>$92,858.86</text:p>
          </table:table-cell>
          <table:table-cell table:formula="of:=[.F34]/[.D34]" office:value-type="percentage" office:value="0.96809819873058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4]/(1 + ([.J$1]/100))" office:value-type="currency" office:currency="USD" office:value="216.030922357774" calcext:value-type="currency">
            <text:p>$216.03</text:p>
          </table:table-cell>
          <table:table-cell table:formula="of:=[.B34]*[.J$2]" office:value-type="currency" office:currency="USD" office:value="28780.6521454947" calcext:value-type="currency">
            <text:p>$28,780.65</text:p>
          </table:table-cell>
          <table:table-cell table:formula="of:=[.B35]/[.A35]" office:value-type="float" office:value="133.224687611296" calcext:value-type="float">
            <text:p>133.2246876113</text:p>
          </table:table-cell>
          <table:table-cell table:formula="of:=SUM([.B$2:.B35])" office:value-type="currency" office:currency="USD" office:value="124699.492630477" calcext:value-type="currency">
            <text:p>$124,699.49</text:p>
          </table:table-cell>
          <table:table-cell table:formula="of:=SUM([.C$2:.C35])" office:value-type="float" office:value="558.809419063787" calcext:value-type="float">
            <text:p>558.8094190638</text:p>
          </table:table-cell>
          <table:table-cell table:formula="of:=[.A35]*[.E35]" office:value-type="currency" office:currency="USD" office:value="120720.114222562" calcext:value-type="currency">
            <text:p>$120,720.11</text:p>
          </table:table-cell>
          <table:table-cell table:formula="of:=[.F35]/[.D35]" office:value-type="percentage" office:value="0.96808825502035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5]/(1 + ([.J$1]/100))" office:value-type="currency" office:currency="USD" office:value="213.89200233443" calcext:value-type="currency">
            <text:p>$213.89</text:p>
          </table:table-cell>
          <table:table-cell table:formula="of:=[.B35]*[.J$2]" office:value-type="currency" office:currency="USD" office:value="37414.8477891431" calcext:value-type="currency">
            <text:p>$37,414.85</text:p>
          </table:table-cell>
          <table:table-cell table:formula="of:=[.B36]/[.A36]" office:value-type="float" office:value="174.924014833632" calcext:value-type="float">
            <text:p>174.9240148336</text:p>
          </table:table-cell>
          <table:table-cell table:formula="of:=SUM([.B$2:.B36])" office:value-type="currency" office:currency="USD" office:value="162114.34041962" calcext:value-type="currency">
            <text:p>$162,114.34</text:p>
          </table:table-cell>
          <table:table-cell table:formula="of:=SUM([.C$2:.C36])" office:value-type="float" office:value="733.733433897419" calcext:value-type="float">
            <text:p>733.7334338974</text:p>
          </table:table-cell>
          <table:table-cell table:formula="of:=[.A36]*[.E36]" office:value-type="currency" office:currency="USD" office:value="156939.713356036" calcext:value-type="currency">
            <text:p>$156,939.71</text:p>
          </table:table-cell>
          <table:table-cell table:formula="of:=[.F36]/[.D36]" office:value-type="percentage" office:value="0.968080386656789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6]/(1 + ([.J$1]/100))" office:value-type="currency" office:currency="USD" office:value="211.774259737059" calcext:value-type="currency">
            <text:p>$211.77</text:p>
          </table:table-cell>
          <table:table-cell table:formula="of:=[.B36]*[.J$2]" office:value-type="currency" office:currency="USD" office:value="48639.302125886" calcext:value-type="currency">
            <text:p>$48,639.30</text:p>
          </table:table-cell>
          <table:table-cell table:formula="of:=[.B37]/[.A37]" office:value-type="float" office:value="229.675231476559" calcext:value-type="float">
            <text:p>229.6752314766</text:p>
          </table:table-cell>
          <table:table-cell table:formula="of:=SUM([.B$2:.B37])" office:value-type="currency" office:currency="USD" office:value="210753.642545506" calcext:value-type="currency">
            <text:p>$210,753.64</text:p>
          </table:table-cell>
          <table:table-cell table:formula="of:=SUM([.C$2:.C37])" office:value-type="float" office:value="963.408665373978" calcext:value-type="float">
            <text:p>963.408665374</text:p>
          </table:table-cell>
          <table:table-cell table:formula="of:=[.A37]*[.E37]" office:value-type="currency" office:currency="USD" office:value="204025.156933843" calcext:value-type="currency">
            <text:p>$204,025.16</text:p>
          </table:table-cell>
          <table:table-cell table:formula="of:=[.F37]/[.D37]" office:value-type="percentage" office:value="0.968074166925913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7]/(1 + ([.J$1]/100))" office:value-type="currency" office:currency="USD" office:value="209.677484888178" calcext:value-type="currency">
            <text:p>$209.68</text:p>
          </table:table-cell>
          <table:table-cell table:formula="of:=[.B37]*[.J$2]" office:value-type="currency" office:currency="USD" office:value="63231.0927636518" calcext:value-type="currency">
            <text:p>$63,231.09</text:p>
          </table:table-cell>
          <table:table-cell table:formula="of:=[.B38]/[.A38]" office:value-type="float" office:value="301.563578928722" calcext:value-type="float">
            <text:p>301.5635789287</text:p>
          </table:table-cell>
          <table:table-cell table:formula="of:=SUM([.B$2:.B38])" office:value-type="currency" office:currency="USD" office:value="273984.735309158" calcext:value-type="currency">
            <text:p>$273,984.74</text:p>
          </table:table-cell>
          <table:table-cell table:formula="of:=SUM([.C$2:.C38])" office:value-type="float" office:value="1264.9722443027" calcext:value-type="float">
            <text:p>1264.9722443027</text:p>
          </table:table-cell>
          <table:table-cell table:formula="of:=[.A38]*[.E38]" office:value-type="currency" office:currency="USD" office:value="265236.198638743" calcext:value-type="currency">
            <text:p>$265,236.20</text:p>
          </table:table-cell>
          <table:table-cell table:formula="of:=[.F38]/[.D38]" office:value-type="percentage" office:value="0.968069255170209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8]/(1 + ([.J$1]/100))" office:value-type="currency" office:currency="USD" office:value="207.601470186315" calcext:value-type="currency">
            <text:p>$207.60</text:p>
          </table:table-cell>
          <table:table-cell table:formula="of:=[.B38]*[.J$2]" office:value-type="currency" office:currency="USD" office:value="82200.4205927474" calcext:value-type="currency">
            <text:p>$82,200.42</text:p>
          </table:table-cell>
          <table:table-cell table:formula="of:=[.B39]/[.A39]" office:value-type="float" office:value="395.952979133412" calcext:value-type="float">
            <text:p>395.9529791334</text:p>
          </table:table-cell>
          <table:table-cell table:formula="of:=SUM([.B$2:.B39])" office:value-type="currency" office:currency="USD" office:value="356185.155901905" calcext:value-type="currency">
            <text:p>$356,185.16</text:p>
          </table:table-cell>
          <table:table-cell table:formula="of:=SUM([.C$2:.C39])" office:value-type="float" office:value="1660.92522343611" calcext:value-type="float">
            <text:p>1660.9252234361</text:p>
          </table:table-cell>
          <table:table-cell table:formula="of:=[.A39]*[.E39]" office:value-type="currency" office:currency="USD" office:value="344810.51825487" calcext:value-type="currency">
            <text:p>$344,810.52</text:p>
          </table:table-cell>
          <table:table-cell table:formula="of:=[.F39]/[.D39]" office:value-type="percentage" office:value="0.968065379877402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39]/(1 + ([.J$1]/100))" office:value-type="currency" office:currency="USD" office:value="205.54601008546" calcext:value-type="currency">
            <text:p>$205.55</text:p>
          </table:table-cell>
          <table:table-cell table:formula="of:=[.B39]*[.J$2]" office:value-type="currency" office:currency="USD" office:value="106860.546770572" calcext:value-type="currency">
            <text:p>$106,860.55</text:p>
          </table:table-cell>
          <table:table-cell table:formula="of:=[.B40]/[.A40]" office:value-type="float" office:value="519.88626160217" calcext:value-type="float">
            <text:p>519.8862616022</text:p>
          </table:table-cell>
          <table:table-cell table:formula="of:=SUM([.B$2:.B40])" office:value-type="currency" office:currency="USD" office:value="463045.702672477" calcext:value-type="currency">
            <text:p>$463,045.70</text:p>
          </table:table-cell>
          <table:table-cell table:formula="of:=SUM([.C$2:.C40])" office:value-type="float" office:value="2180.81148503828" calcext:value-type="float">
            <text:p>2180.8114850383</text:p>
          </table:table-cell>
          <table:table-cell table:formula="of:=[.A40]*[.E40]" office:value-type="currency" office:currency="USD" office:value="448257.099498165" calcext:value-type="currency">
            <text:p>$448,257.10</text:p>
          </table:table-cell>
          <table:table-cell table:formula="of:=[.F40]/[.D40]" office:value-type="percentage" office:value="0.96806232497362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0]/(1 + ([.J$1]/100))" office:value-type="currency" office:currency="USD" office:value="203.510901074713" calcext:value-type="currency">
            <text:p>$203.51</text:p>
          </table:table-cell>
          <table:table-cell table:formula="of:=[.B40]*[.J$2]" office:value-type="currency" office:currency="USD" office:value="138918.710801743" calcext:value-type="currency">
            <text:p>$138,918.71</text:p>
          </table:table-cell>
          <table:table-cell table:formula="of:=[.B41]/[.A41]" office:value-type="float" office:value="682.610661483649" calcext:value-type="float">
            <text:p>682.6106614836</text:p>
          </table:table-cell>
          <table:table-cell table:formula="of:=SUM([.B$2:.B41])" office:value-type="currency" office:currency="USD" office:value="601964.41347422" calcext:value-type="currency">
            <text:p>$601,964.41</text:p>
          </table:table-cell>
          <table:table-cell table:formula="of:=SUM([.C$2:.C41])" office:value-type="float" office:value="2863.42214652193" calcext:value-type="float">
            <text:p>2863.4221465219</text:p>
          </table:table-cell>
          <table:table-cell table:formula="of:=[.A41]*[.E41]" office:value-type="currency" office:currency="USD" office:value="582737.621195966" calcext:value-type="currency">
            <text:p>$582,737.62</text:p>
          </table:table-cell>
          <table:table-cell table:formula="of:=[.F41]/[.D41]" office:value-type="percentage" office:value="0.96805991874621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1]/(1 + ([.J$1]/100))" office:value-type="currency" office:currency="USD" office:value="201.495941658131" calcext:value-type="currency">
            <text:p>$201.50</text:p>
          </table:table-cell>
          <table:table-cell table:formula="of:=[.B41]*[.J$2]" office:value-type="currency" office:currency="USD" office:value="180594.324042266" calcext:value-type="currency">
            <text:p>$180,594.32</text:p>
          </table:table-cell>
          <table:table-cell table:formula="of:=[.B42]/[.A42]" office:value-type="float" office:value="896.267798528031" calcext:value-type="float">
            <text:p>896.267798528</text:p>
          </table:table-cell>
          <table:table-cell table:formula="of:=SUM([.B$2:.B42])" office:value-type="currency" office:currency="USD" office:value="782558.737516486" calcext:value-type="currency">
            <text:p>$782,558.74</text:p>
          </table:table-cell>
          <table:table-cell table:formula="of:=SUM([.C$2:.C42])" office:value-type="float" office:value="3759.68994504996" calcext:value-type="float">
            <text:p>3759.68994505</text:p>
          </table:table-cell>
          <table:table-cell table:formula="of:=[.A42]*[.E42]" office:value-type="currency" office:currency="USD" office:value="757562.26582045" calcext:value-type="currency">
            <text:p>$757,562.27</text:p>
          </table:table-cell>
          <table:table-cell table:formula="of:=[.F42]/[.D42]" office:value-type="percentage" office:value="0.968058024915339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2]/(1 + ([.J$1]/100))" office:value-type="currency" office:currency="USD" office:value="199.500932334784" calcext:value-type="currency">
            <text:p>$199.50</text:p>
          </table:table-cell>
          <table:table-cell table:formula="of:=[.B42]*[.J$2]" office:value-type="currency" office:currency="USD" office:value="234772.621254946" calcext:value-type="currency">
            <text:p>$234,772.62</text:p>
          </table:table-cell>
          <table:table-cell table:formula="of:=[.B43]/[.A43]" office:value-type="float" office:value="1176.7996194673" calcext:value-type="float">
            <text:p>1176.7996194673</text:p>
          </table:table-cell>
          <table:table-cell table:formula="of:=SUM([.B$2:.B43])" office:value-type="currency" office:currency="USD" office:value="1017331.35877143" calcext:value-type="currency">
            <text:p>$1,017,331.36</text:p>
          </table:table-cell>
          <table:table-cell table:formula="of:=SUM([.C$2:.C43])" office:value-type="float" office:value="4936.48956451727" calcext:value-type="float">
            <text:p>4936.4895645173</text:p>
          </table:table-cell>
          <table:table-cell table:formula="of:=[.A43]*[.E43]" office:value-type="currency" office:currency="USD" office:value="984834.270582124" calcext:value-type="currency">
            <text:p>$984,834.27</text:p>
          </table:table-cell>
          <table:table-cell table:formula="of:=[.F43]/[.D43]" office:value-type="percentage" office:value="0.968056535455122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3]/(1 + ([.J$1]/100))" office:value-type="currency" office:currency="USD" office:value="197.525675578994" calcext:value-type="currency">
            <text:p>$197.53</text:p>
          </table:table-cell>
          <table:table-cell table:formula="of:=[.B43]*[.J$2]" office:value-type="currency" office:currency="USD" office:value="305204.40763143" calcext:value-type="currency">
            <text:p>$305,204.41</text:p>
          </table:table-cell>
          <table:table-cell table:formula="of:=[.B44]/[.A44]" office:value-type="float" office:value="1545.13790036057" calcext:value-type="float">
            <text:p>1545.1379003606</text:p>
          </table:table-cell>
          <table:table-cell table:formula="of:=SUM([.B$2:.B44])" office:value-type="currency" office:currency="USD" office:value="1322535.76640286" calcext:value-type="currency">
            <text:p>$1,322,535.77</text:p>
          </table:table-cell>
          <table:table-cell table:formula="of:=SUM([.C$2:.C44])" office:value-type="float" office:value="6481.62746487784" calcext:value-type="float">
            <text:p>6481.6274648778</text:p>
          </table:table-cell>
          <table:table-cell table:formula="of:=[.A44]*[.E44]" office:value-type="currency" office:currency="USD" office:value="1280287.84385135" calcext:value-type="currency">
            <text:p>$1,280,287.84</text:p>
          </table:table-cell>
          <table:table-cell table:formula="of:=[.F44]/[.D44]" office:value-type="percentage" office:value="0.968055364834165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4]/(1 + ([.J$1]/100))" office:value-type="currency" office:currency="USD" office:value="195.569975820786" calcext:value-type="currency">
            <text:p>$195.57</text:p>
          </table:table-cell>
          <table:table-cell table:formula="of:=[.B44]*[.J$2]" office:value-type="currency" office:currency="USD" office:value="396765.729920858" calcext:value-type="currency">
            <text:p>$396,765.73</text:p>
          </table:table-cell>
          <table:table-cell table:formula="of:=[.B45]/[.A45]" office:value-type="float" office:value="2028.76606317343" calcext:value-type="float">
            <text:p>2028.7660631734</text:p>
          </table:table-cell>
          <table:table-cell table:formula="of:=SUM([.B$2:.B45])" office:value-type="currency" office:currency="USD" office:value="1719301.49632372" calcext:value-type="currency">
            <text:p>$1,719,301.50</text:p>
          </table:table-cell>
          <table:table-cell table:formula="of:=SUM([.C$2:.C45])" office:value-type="float" office:value="8510.39352805127" calcext:value-type="float">
            <text:p>8510.3935280513</text:p>
          </table:table-cell>
          <table:table-cell table:formula="of:=[.A45]*[.E45]" office:value-type="currency" office:currency="USD" office:value="1664377.45650636" calcext:value-type="currency">
            <text:p>$1,664,377.46</text:p>
          </table:table-cell>
          <table:table-cell table:formula="of:=[.F45]/[.D45]" office:value-type="percentage" office:value="0.968054445404251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5]/(1 + ([.J$1]/100))" office:value-type="currency" office:currency="USD" office:value="193.633639426521" calcext:value-type="currency">
            <text:p>$193.63</text:p>
          </table:table-cell>
          <table:table-cell table:formula="of:=[.B45]*[.J$2]" office:value-type="currency" office:currency="USD" office:value="515795.448897116" calcext:value-type="currency">
            <text:p>$515,795.45</text:p>
          </table:table-cell>
          <table:table-cell table:formula="of:=[.B46]/[.A46]" office:value-type="float" office:value="2663.76984094671" calcext:value-type="float">
            <text:p>2663.7698409467</text:p>
          </table:table-cell>
          <table:table-cell table:formula="of:=SUM([.B$2:.B46])" office:value-type="currency" office:currency="USD" office:value="2235096.94522084" calcext:value-type="currency">
            <text:p>$2,235,096.95</text:p>
          </table:table-cell>
          <table:table-cell table:formula="of:=SUM([.C$2:.C46])" office:value-type="float" office:value="11174.163368998" calcext:value-type="float">
            <text:p>11174.163368998</text:p>
          </table:table-cell>
          <table:table-cell table:formula="of:=[.A46]*[.E46]" office:value-type="currency" office:currency="USD" office:value="2163693.92068559" calcext:value-type="currency">
            <text:p>$2,163,693.92</text:p>
          </table:table-cell>
          <table:table-cell table:formula="of:=[.F46]/[.D46]" office:value-type="percentage" office:value="0.968053723715241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6]/(1 + ([.J$1]/100))" office:value-type="currency" office:currency="USD" office:value="191.716474679723" calcext:value-type="currency">
            <text:p>$191.72</text:p>
          </table:table-cell>
          <table:table-cell table:formula="of:=[.B46]*[.J$2]" office:value-type="currency" office:currency="USD" office:value="670534.083566251" calcext:value-type="currency">
            <text:p>$670,534.08</text:p>
          </table:table-cell>
          <table:table-cell table:formula="of:=[.B47]/[.A47]" office:value-type="float" office:value="3497.52980116303" calcext:value-type="float">
            <text:p>3497.529801163</text:p>
          </table:table-cell>
          <table:table-cell table:formula="of:=SUM([.B$2:.B47])" office:value-type="currency" office:currency="USD" office:value="2905631.02878709" calcext:value-type="currency">
            <text:p>$2,905,631.03</text:p>
          </table:table-cell>
          <table:table-cell table:formula="of:=SUM([.C$2:.C47])" office:value-type="float" office:value="14671.693170161" calcext:value-type="float">
            <text:p>14671.693170161</text:p>
          </table:table-cell>
          <table:table-cell table:formula="of:=[.A47]*[.E47]" office:value-type="currency" office:currency="USD" office:value="2812805.29216585" calcext:value-type="currency">
            <text:p>$2,812,805.29</text:p>
          </table:table-cell>
          <table:table-cell table:formula="of:=[.F47]/[.D47]" office:value-type="percentage" office:value="0.96805315757521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7]/(1 + ([.J$1]/100))" office:value-type="currency" office:currency="USD" office:value="189.818291762102" calcext:value-type="currency">
            <text:p>$189.82</text:p>
          </table:table-cell>
          <table:table-cell table:formula="of:=[.B47]*[.J$2]" office:value-type="currency" office:currency="USD" office:value="871694.308636126" calcext:value-type="currency">
            <text:p>$871,694.31</text:p>
          </table:table-cell>
          <table:table-cell table:formula="of:=[.B48]/[.A48]" office:value-type="float" office:value="4592.25662892706" calcext:value-type="float">
            <text:p>4592.2566289271</text:p>
          </table:table-cell>
          <table:table-cell table:formula="of:=SUM([.B$2:.B48])" office:value-type="currency" office:currency="USD" office:value="3777325.33742321" calcext:value-type="currency">
            <text:p>$3,777,325.34</text:p>
          </table:table-cell>
          <table:table-cell table:formula="of:=SUM([.C$2:.C48])" office:value-type="float" office:value="19263.9497990881" calcext:value-type="float">
            <text:p>19263.9497990881</text:p>
          </table:table-cell>
          <table:table-cell table:formula="of:=[.A48]*[.E48]" office:value-type="currency" office:currency="USD" office:value="3656650.04345379" calcext:value-type="currency">
            <text:p>$3,656,650.04</text:p>
          </table:table-cell>
          <table:table-cell table:formula="of:=[.F48]/[.D48]" office:value-type="percentage" office:value="0.96805271370886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8]/(1 + ([.J$1]/100))" office:value-type="currency" office:currency="USD" office:value="187.938902734755" calcext:value-type="currency">
            <text:p>$187.94</text:p>
          </table:table-cell>
          <table:table-cell table:formula="of:=[.B48]*[.J$2]" office:value-type="currency" office:currency="USD" office:value="1133202.60122696" calcext:value-type="currency">
            <text:p>$1,133,202.60</text:p>
          </table:table-cell>
          <table:table-cell table:formula="of:=[.B49]/[.A49]" office:value-type="float" office:value="6029.63295378124" calcext:value-type="float">
            <text:p>6029.6329537812</text:p>
          </table:table-cell>
          <table:table-cell table:formula="of:=SUM([.B$2:.B49])" office:value-type="currency" office:currency="USD" office:value="4910527.93865018" calcext:value-type="currency">
            <text:p>$4,910,527.94</text:p>
          </table:table-cell>
          <table:table-cell table:formula="of:=SUM([.C$2:.C49])" office:value-type="float" office:value="25293.5827528693" calcext:value-type="float">
            <text:p>25293.5827528693</text:p>
          </table:table-cell>
          <table:table-cell table:formula="of:=[.A49]*[.E49]" office:value-type="currency" office:currency="USD" office:value="4753648.18880498" calcext:value-type="currency">
            <text:p>$4,753,648.19</text:p>
          </table:table-cell>
          <table:table-cell table:formula="of:=[.F49]/[.D49]" office:value-type="percentage" office:value="0.96805236589524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49]/(1 + ([.J$1]/100))" office:value-type="currency" office:currency="USD" office:value="186.078121519559" calcext:value-type="currency">
            <text:p>$186.08</text:p>
          </table:table-cell>
          <table:table-cell table:formula="of:=[.B49]*[.J$2]" office:value-type="currency" office:currency="USD" office:value="1473163.38159505" calcext:value-type="currency">
            <text:p>$1,473,163.38</text:p>
          </table:table-cell>
          <table:table-cell table:formula="of:=[.B50]/[.A50]" office:value-type="float" office:value="7916.90806831476" calcext:value-type="float">
            <text:p>7916.9080683148</text:p>
          </table:table-cell>
          <table:table-cell table:formula="of:=SUM([.B$2:.B50])" office:value-type="currency" office:currency="USD" office:value="6383691.32024523" calcext:value-type="currency">
            <text:p>$6,383,691.32</text:p>
          </table:table-cell>
          <table:table-cell table:formula="of:=SUM([.C$2:.C50])" office:value-type="float" office:value="33210.4908211841" calcext:value-type="float">
            <text:p>33210.4908211841</text:p>
          </table:table-cell>
          <table:table-cell table:formula="of:=[.A50]*[.E50]" office:value-type="currency" office:currency="USD" office:value="6179745.7467485" calcext:value-type="currency">
            <text:p>$6,179,745.75</text:p>
          </table:table-cell>
          <table:table-cell table:formula="of:=[.F50]/[.D50]" office:value-type="percentage" office:value="0.968052093488615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0]/(1 + ([.J$1]/100))" office:value-type="currency" office:currency="USD" office:value="184.235763880752" calcext:value-type="currency">
            <text:p>$184.24</text:p>
          </table:table-cell>
          <table:table-cell table:formula="of:=[.B50]*[.J$2]" office:value-type="currency" office:currency="USD" office:value="1915112.39607357" calcext:value-type="currency">
            <text:p>$1,915,112.40</text:p>
          </table:table-cell>
          <table:table-cell table:formula="of:=[.B51]/[.A51]" office:value-type="float" office:value="10394.9002936973" calcext:value-type="float">
            <text:p>10394.9002936973</text:p>
          </table:table-cell>
          <table:table-cell table:formula="of:=SUM([.B$2:.B51])" office:value-type="currency" office:currency="USD" office:value="8298803.7163188" calcext:value-type="currency">
            <text:p>$8,298,803.72</text:p>
          </table:table-cell>
          <table:table-cell table:formula="of:=SUM([.C$2:.C51])" office:value-type="float" office:value="43605.3911148814" calcext:value-type="float">
            <text:p>43605.3911148814</text:p>
          </table:table-cell>
          <table:table-cell table:formula="of:=[.A51]*[.E51]" office:value-type="currency" office:currency="USD" office:value="8033672.54136911" calcext:value-type="currency">
            <text:p>$8,033,672.54</text:p>
          </table:table-cell>
          <table:table-cell table:formula="of:=[.F51]/[.D51]" office:value-type="percentage" office:value="0.968051880245302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1]/(1 + ([.J$1]/100))" office:value-type="currency" office:currency="USD" office:value="182.411647406685" calcext:value-type="currency">
            <text:p>$182.41</text:p>
          </table:table-cell>
          <table:table-cell table:formula="of:=[.B51]*[.J$2]" office:value-type="currency" office:currency="USD" office:value="2489646.11489564" calcext:value-type="currency">
            <text:p>$2,489,646.11</text:p>
          </table:table-cell>
          <table:table-cell table:formula="of:=[.B52]/[.A52]" office:value-type="float" office:value="13648.5040856245" calcext:value-type="float">
            <text:p>13648.5040856245</text:p>
          </table:table-cell>
          <table:table-cell table:formula="of:=SUM([.B$2:.B52])" office:value-type="currency" office:currency="USD" office:value="10788449.8312144" calcext:value-type="currency">
            <text:p>$10,788,449.83</text:p>
          </table:table-cell>
          <table:table-cell table:formula="of:=SUM([.C$2:.C52])" office:value-type="float" office:value="57253.8952005059" calcext:value-type="float">
            <text:p>57253.8952005059</text:p>
          </table:table-cell>
          <table:table-cell table:formula="of:=[.A52]*[.E52]" office:value-type="currency" office:currency="USD" office:value="10443777.343974" calcext:value-type="currency">
            <text:p>$10,443,777.34</text:p>
          </table:table-cell>
          <table:table-cell table:formula="of:=[.F52]/[.D52]" office:value-type="percentage" office:value="0.96805171339415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2]/(1 + ([.J$1]/100))" office:value-type="currency" office:currency="USD" office:value="180.605591491767" calcext:value-type="currency">
            <text:p>$180.61</text:p>
          </table:table-cell>
          <table:table-cell table:formula="of:=[.B52]*[.J$2]" office:value-type="currency" office:currency="USD" office:value="3236539.94936433" calcext:value-type="currency">
            <text:p>$3,236,539.95</text:p>
          </table:table-cell>
          <table:table-cell table:formula="of:=[.B53]/[.A53]" office:value-type="float" office:value="17920.485864425" calcext:value-type="float">
            <text:p>17920.485864425</text:p>
          </table:table-cell>
          <table:table-cell table:formula="of:=SUM([.B$2:.B53])" office:value-type="currency" office:currency="USD" office:value="14024989.7805788" calcext:value-type="currency">
            <text:p>$14,024,989.78</text:p>
          </table:table-cell>
          <table:table-cell table:formula="of:=SUM([.C$2:.C53])" office:value-type="float" office:value="75174.3810649309" calcext:value-type="float">
            <text:p>75174.3810649309</text:p>
          </table:table-cell>
          <table:table-cell table:formula="of:=[.A53]*[.E53]" office:value-type="currency" office:currency="USD" office:value="13576913.5572594" calcext:value-type="currency">
            <text:p>$13,576,913.56</text:p>
          </table:table-cell>
          <table:table-cell table:formula="of:=[.F53]/[.D53]" office:value-type="percentage" office:value="0.9680515829009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3]/(1 + ([.J$1]/100))" office:value-type="currency" office:currency="USD" office:value="178.817417318581" calcext:value-type="currency">
            <text:p>$178.82</text:p>
          </table:table-cell>
          <table:table-cell table:formula="of:=[.B53]*[.J$2]" office:value-type="currency" office:currency="USD" office:value="4207501.93417363" calcext:value-type="currency">
            <text:p>$4,207,501.93</text:p>
          </table:table-cell>
          <table:table-cell table:formula="of:=[.B54]/[.A54]" office:value-type="float" office:value="23529.59793999" calcext:value-type="float">
            <text:p>23529.59793999</text:p>
          </table:table-cell>
          <table:table-cell table:formula="of:=SUM([.B$2:.B54])" office:value-type="currency" office:currency="USD" office:value="18232491.7147524" calcext:value-type="currency">
            <text:p>$18,232,491.71</text:p>
          </table:table-cell>
          <table:table-cell table:formula="of:=SUM([.C$2:.C54])" office:value-type="float" office:value="98703.9790049209" calcext:value-type="float">
            <text:p>98703.9790049209</text:p>
          </table:table-cell>
          <table:table-cell table:formula="of:=[.A54]*[.E54]" office:value-type="currency" office:currency="USD" office:value="17649990.6047274" calcext:value-type="currency">
            <text:p>$17,649,990.60</text:p>
          </table:table-cell>
          <table:table-cell table:formula="of:=[.F54]/[.D54]" office:value-type="percentage" office:value="0.968051480887078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4]/(1 + ([.J$1]/100))" office:value-type="currency" office:currency="USD" office:value="177.04694784018" calcext:value-type="currency">
            <text:p>$177.05</text:p>
          </table:table-cell>
          <table:table-cell table:formula="of:=[.B54]*[.J$2]" office:value-type="currency" office:currency="USD" office:value="5469752.51442572" calcext:value-type="currency">
            <text:p>$5,469,752.51</text:p>
          </table:table-cell>
          <table:table-cell table:formula="of:=[.B55]/[.A55]" office:value-type="float" office:value="30894.3620952069" calcext:value-type="float">
            <text:p>30894.3620952069</text:p>
          </table:table-cell>
          <table:table-cell table:formula="of:=SUM([.B$2:.B55])" office:value-type="currency" office:currency="USD" office:value="23702244.2291781" calcext:value-type="currency">
            <text:p>$23,702,244.23</text:p>
          </table:table-cell>
          <table:table-cell table:formula="of:=SUM([.C$2:.C55])" office:value-type="float" office:value="129598.341100128" calcext:value-type="float">
            <text:p>129598.341100128</text:p>
          </table:table-cell>
          <table:table-cell table:formula="of:=[.A55]*[.E55]" office:value-type="currency" office:currency="USD" office:value="22944990.7369281" calcext:value-type="currency">
            <text:p>$22,944,990.74</text:p>
          </table:table-cell>
          <table:table-cell table:formula="of:=[.F55]/[.D55]" office:value-type="percentage" office:value="0.968051401169945" calcext:value-type="percentage">
            <text:p>96.81%</text:p>
          </table:table-cell>
          <table:table-cell table:number-columns-repeated="3"/>
        </table:table-row>
        <table:table-row table:style-name="ro1">
          <table:table-cell table:formula="of:=[.A55]/(1 + ([.J$1]/100))" office:value-type="currency" office:currency="USD" office:value="175.294007762554" calcext:value-type="currency">
            <text:p>$175.29</text:p>
          </table:table-cell>
          <table:table-cell table:formula="of:=[.B55]*[.J$2]" office:value-type="currency" office:currency="USD" office:value="7110678.26875344" calcext:value-type="currency">
            <text:p>$7,110,678.27</text:p>
          </table:table-cell>
          <table:table-cell table:formula="of:=[.B56]/[.A56]" office:value-type="float" office:value="40564.2974310067" calcext:value-type="float">
            <text:p>40564.2974310067</text:p>
          </table:table-cell>
          <table:table-cell table:formula="of:=SUM([.B$2:.B56])" office:value-type="currency" office:currency="USD" office:value="30812922.4979316" calcext:value-type="currency">
            <text:p>$30,812,922.50</text:p>
          </table:table-cell>
          <table:table-cell table:formula="of:=SUM([.C$2:.C56])" office:value-type="float" office:value="170162.638531135" calcext:value-type="float">
            <text:p>170162.638531135</text:p>
          </table:table-cell>
          <table:table-cell table:formula="of:=[.A56]*[.E56]" office:value-type="currency" office:currency="USD" office:value="29828490.8795734" calcext:value-type="currency">
            <text:p>$29,828,490.88</text:p>
          </table:table-cell>
          <table:table-cell table:formula="of:=[.F56]/[.D56]" office:value-type="percentage" office:value="0.968051338900935" calcext:value-type="percentage">
            <text:p>96.81%</text:p>
          </table:table-cell>
          <table:table-cell table:number-columns-repeated="3"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13:42:47.174441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4-11-26T10:01:16.855466777</meta:creation-date>
    <dc:date>2014-12-01T19:46:44.480130117</dc:date>
    <dc:creator>nol </dc:creator>
    <meta:editing-duration>PT22M46S</meta:editing-duration>
    <meta:editing-cycles>5</meta:editing-cycles>
    <meta:generator>LibreOffice/4.2.7.2$Linux_X86_64 LibreOffice_project/420m0$Build-2</meta:generator>
    <meta:document-statistic meta:table-count="2" meta:cell-count="533" meta:object-count="0"/>
  </office:meta>
</office:document-meta>
</file>